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'Anonymous Pro Bold', 'Droid Sans Mono', monospace, monospace, 'Droid Sans Mono', monospace, monospac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000000" loext:opacity="100%" style:font-name="Monaco" fo:font-size="10.5pt" fo:font-weight="normal" fo:background-color="#ffffff" style:font-size-asian="10.5pt" style:font-size-complex="10.5pt"/>
    </style:style>
    <style:style style:name="P2" style:family="paragraph" style:parent-style-name="Standard">
      <style:paragraph-properties style:line-height-at-least="0.635cm"/>
      <style:text-properties fo:color="#000000" loext:opacity="100%" style:font-name="Monaco" fo:font-size="10.5pt" fo:font-weight="normal" officeooo:paragraph-rsid="0010cc57" fo:background-color="#ffffff" style:font-size-asian="10.5pt" style:font-size-complex="10.5pt"/>
    </style:style>
    <style:style style:name="P3" style:family="paragraph" style:parent-style-name="Standard">
      <style:paragraph-properties style:line-height-at-least="0.635cm"/>
      <style:text-properties fo:color="#000000" loext:opacity="100%" style:font-name="Monaco" fo:font-size="10.5pt" fo:font-weight="normal" officeooo:paragraph-rsid="0012570e" fo:background-color="#ffffff" style:font-size-asian="10.5pt" style:font-size-complex="10.5pt"/>
    </style:style>
    <style:style style:name="P4" style:family="paragraph" style:parent-style-name="Standard">
      <style:paragraph-properties style:line-height-at-least="0.635cm"/>
      <style:text-properties fo:color="#af00db" loext:opacity="100%" style:font-name="Monaco" fo:font-size="10.5pt" fo:font-weight="normal" fo:background-color="#ffffff" style:font-size-asian="10.5pt" style:font-size-complex="10.5pt"/>
    </style:style>
    <style:style style:name="P5" style:family="paragraph" style:parent-style-name="Standard">
      <style:paragraph-properties style:line-height-at-least="0.635cm"/>
      <style:text-properties fo:color="#af00db" loext:opacity="100%" style:font-name="Monaco" fo:font-size="10.5pt" fo:font-weight="normal" officeooo:paragraph-rsid="0012570e" fo:background-color="#ffffff" style:font-size-asian="10.5pt" style:font-size-complex="10.5pt"/>
    </style:style>
    <style:style style:name="P6" style:family="paragraph" style:parent-style-name="Standard">
      <style:paragraph-properties style:line-height-at-least="0.635cm"/>
      <style:text-properties fo:color="#008000" loext:opacity="100%" style:font-name="Monaco" fo:font-size="10.5pt" fo:font-weight="normal" fo:background-color="#ffffff" style:font-size-asian="10.5pt" style:font-size-complex="10.5pt"/>
    </style:style>
    <style:style style:name="P7" style:family="paragraph" style:parent-style-name="Standard">
      <style:paragraph-properties style:line-height-at-least="0.635cm"/>
      <style:text-properties fo:color="#008000" loext:opacity="100%" style:font-name="Monaco" fo:font-size="10.5pt" fo:font-weight="normal" officeooo:paragraph-rsid="0010cc57" fo:background-color="#ffffff" style:font-size-asian="10.5pt" style:font-size-complex="10.5pt"/>
    </style:style>
    <style:style style:name="P8" style:family="paragraph" style:parent-style-name="Standard">
      <style:text-properties fo:font-size="10.5pt" style:font-size-asian="10.5pt" style:font-size-complex="10.5pt"/>
    </style:style>
    <style:style style:name="P9" style:family="paragraph" style:parent-style-name="Standard">
      <style:paragraph-properties style:line-height-at-least="0.635cm"/>
      <style:text-properties fo:font-size="10.5pt" style:font-size-asian="10.5pt" style:font-size-complex="10.5pt"/>
    </style:style>
    <style:style style:name="P10" style:family="paragraph" style:parent-style-name="Standard">
      <style:paragraph-properties fo:margin-top="0cm" fo:margin-bottom="0.499cm" style:contextual-spacing="false" style:line-height-at-least="0.635cm"/>
      <style:text-properties fo:font-size="10.5pt" style:font-size-asian="10.5pt" style:font-size-complex="10.5pt"/>
    </style:style>
    <style:style style:name="P11" style:family="paragraph" style:parent-style-name="Standard">
      <style:paragraph-properties style:line-height-at-least="0.635cm"/>
      <style:text-properties fo:font-size="10.5pt" officeooo:paragraph-rsid="0010cc57" style:font-size-asian="10.5pt" style:font-size-complex="10.5pt"/>
    </style:style>
    <style:style style:name="P12" style:family="paragraph" style:parent-style-name="Standard">
      <style:text-properties fo:font-size="10.5pt" officeooo:rsid="000d941e" officeooo:paragraph-rsid="000d941e" style:font-size-asian="10.5pt" style:font-size-complex="10.5pt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00000" loext:opacity="100%" style:font-name="Monaco" fo:font-weight="normal" fo:background-color="#ffffff" loext:char-shading-value="0"/>
    </style:style>
    <style:style style:name="T5" style:family="text">
      <style:text-properties fo:color="#795e26" loext:opacity="100%"/>
    </style:style>
    <style:style style:name="T6" style:family="text">
      <style:text-properties fo:color="#795e26" loext:opacity="100%" style:font-name="Monaco" fo:font-weight="normal" fo:background-color="#ffffff" loext:char-shading-value="0"/>
    </style:style>
    <style:style style:name="T7" style:family="text">
      <style:text-properties fo:color="#001080" loext:opacity="100%"/>
    </style:style>
    <style:style style:name="T8" style:family="text">
      <style:text-properties fo:color="#001080" loext:opacity="100%" style:font-name="Monaco" fo:font-weight="normal" fo:background-color="#ffffff" loext:char-shading-value="0"/>
    </style:style>
    <style:style style:name="T9" style:family="text">
      <style:text-properties fo:color="#267f99" loext:opacity="100%"/>
    </style:style>
    <style:style style:name="T10" style:family="text">
      <style:text-properties fo:color="#0070c1" loext:opacity="100%"/>
    </style:style>
    <style:style style:name="T11" style:family="text">
      <style:text-properties fo:color="#ee0000" loext:opacity="100%"/>
    </style:style>
    <style:style style:name="T12" style:family="text">
      <style:text-properties fo:color="#098658" loext:opacity="100%"/>
    </style:style>
    <style:style style:name="T13" style:family="text">
      <style:text-properties fo:color="#098658" loext:opacity="100%" style:font-name="Monaco" fo:font-weight="normal" fo:background-color="#ffffff" loext:char-shading-value="0"/>
    </style:style>
    <style:style style:name="T14" style:family="text">
      <style:text-properties fo:color="#008000" loext:opacity="100%"/>
    </style:style>
    <style:style style:name="T15" style:family="text">
      <style:text-properties fo:color="#008000" loext:opacity="100%" style:font-name="Monaco" fo:font-weight="normal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1"><text:span text:style-name="T1">#include</text:span><text:span text:style-name="T2"> </text:span><text:span text:style-name="T3">&lt;string.h&gt;</text:span></text:p>
      <text:p text:style-name="P1"><text:span text:style-name="T1">#include</text:span><text:span text:style-name="T2"> </text:span><text:span text:style-name="T3">"str_func.h"</text:span></text:p>
      <text:p text:style-name="P9"/>
      <text:p text:style-name="P1"><text:span text:style-name="T2">int</text:span> <text:span text:style-name="T5">main</text:span>() {</text:p>
      <text:p text:style-name="P1"><text:span text:style-name="T2"><text:tab/>int</text:span> <text:span text:style-name="T7">chx</text:span>, <text:span text:style-name="T7">argv</text:span>;</text:p>
      <text:p text:style-name="P1"><text:span text:style-name="T9"><text:tab/>bool</text:span> <text:span text:style-name="T7">flg</text:span> = <text:span text:style-name="T10">true</text:span>;</text:p>
      <text:p text:style-name="P1"><text:span text:style-name="T2"><text:tab/>char</text:span> *<text:span text:style-name="T7">sentence</text:span>, <text:span text:style-name="T7">x</text:span>, *<text:span text:style-name="T7">str2</text:span>, *<text:span text:style-name="T7">str3</text:span>, *<text:span text:style-name="T7">res</text:span>, **<text:span text:style-name="T7">args</text:span>;</text:p>
      <text:p text:style-name="P9"/>
      <text:p text:style-name="P1"><text:span text:style-name="T1"><text:tab/>while</text:span>(<text:span text:style-name="T7">flg</text:span>) {</text:p>
      <text:p text:style-name="P1"><text:span text:style-name="T5"><text:tab/><text:tab/>printf</text:span>(<text:span text:style-name="T3">"</text:span><text:span text:style-name="T11">\n</text:span><text:span text:style-name="T3">"</text:span>);</text:p>
      <text:p text:style-name="P1"><text:span text:style-name="T5"><text:tab/><text:tab/>printf</text:span>(<text:span text:style-name="T3">"1. Remove Letters</text:span><text:span text:style-name="T11">\n</text:span><text:span text:style-name="T3">"</text:span>);</text:p>
      <text:p text:style-name="P1"><text:span text:style-name="T5"><text:tab/><text:tab/>printf</text:span>(<text:span text:style-name="T3">"2. Find and Replace</text:span><text:span text:style-name="T11">\n</text:span><text:span text:style-name="T3">"</text:span>);</text:p>
      <text:p text:style-name="P1"><text:span text:style-name="T5"><text:tab/><text:tab/>printf</text:span>(<text:span text:style-name="T3">"3. Reverse Sentence</text:span><text:span text:style-name="T11">\n</text:span><text:span text:style-name="T3">"</text:span>);</text:p>
      <text:p text:style-name="P1"><text:span text:style-name="T5"><text:tab/><text:tab/>printf</text:span>(<text:span text:style-name="T3">"4. String Formatting</text:span><text:span text:style-name="T11">\n</text:span><text:span text:style-name="T3">"</text:span>);</text:p>
      <text:p text:style-name="P1"><text:span text:style-name="T5"><text:tab/><text:tab/>printf</text:span>(<text:span text:style-name="T3">"0. Exit</text:span><text:span text:style-name="T11">\n</text:span><text:span text:style-name="T3">"</text:span>);</text:p>
      <text:p text:style-name="P9"/>
      <text:p text:style-name="P1"><text:span text:style-name="T5"><text:tab/><text:tab/>printf</text:span>(<text:span text:style-name="T3">"</text:span><text:span text:style-name="T11">\n</text:span><text:span text:style-name="T3">Enter choice: "</text:span>);</text:p>
      <text:p text:style-name="P1"><text:span text:style-name="T5"><text:tab/><text:tab/>scanf</text:span>(<text:span text:style-name="T3">"</text:span><text:span text:style-name="T7">%d</text:span><text:span text:style-name="T3">"</text:span>, &amp;<text:span text:style-name="T7">chx</text:span>);</text:p>
      <text:p text:style-name="P1"><text:span text:style-name="T5"><text:tab/><text:tab/>clr_buffr</text:span>();</text:p>
      <text:p text:style-name="P9"/>
      <text:p text:style-name="P1"><text:span text:style-name="T1"><text:tab/><text:tab/>switch</text:span>(<text:span text:style-name="T7">chx</text:span>) {</text:p>
      <text:p text:style-name="P1"><text:span text:style-name="T1"><text:tab/><text:tab/><text:tab/>case</text:span> <text:span text:style-name="T12">0</text:span>:</text:p>
      <text:p text:style-name="P1"><text:span text:style-name="T7"><text:tab/><text:tab/><text:tab/><text:tab/>flg</text:span> = <text:span text:style-name="T10">false</text:span>;</text:p>
      <text:p text:style-name="P1"><text:span text:style-name="T1"><text:tab/><text:tab/><text:tab/><text:tab/>break</text:span>;</text:p>
      <text:p text:style-name="P1"><text:span text:style-name="T1"><text:tab/><text:tab/><text:tab/>case</text:span> <text:span text:style-name="T12">1</text:span>:</text:p>
      <text:p text:style-name="P1"><text:span text:style-name="T7"><text:tab/><text:tab/><text:tab/><text:tab/>sentence</text:span> = <text:span text:style-name="T5">input_str</text:span>();</text:p>
      <text:p text:style-name="P1"><text:span text:style-name="T5"><text:tab/><text:tab/><text:tab/><text:tab/>printf</text:span>(<text:span text:style-name="T3">"enter char to remove: "</text:span>);</text:p>
      <text:p text:style-name="P1"><text:span text:style-name="T5"><text:tab/><text:tab/><text:tab/><text:tab/>scanf</text:span>(<text:span text:style-name="T3">"</text:span><text:span text:style-name="T7">%c</text:span><text:span text:style-name="T3">"</text:span>, &amp;<text:span text:style-name="T7">x</text:span>);</text:p>
      <text:p text:style-name="P1"><text:span text:style-name="T5"><text:tab/><text:tab/><text:tab/><text:tab/>clr_buffr</text:span>();</text:p>
      <text:p text:style-name="P1"><text:span text:style-name="T7"><text:tab/><text:tab/><text:tab/><text:tab/>res</text:span> = <text:span text:style-name="T5">remove_letter</text:span>(<text:span text:style-name="T7">sentence</text:span>, <text:span text:style-name="T7">x</text:span>);</text:p>
      <text:p text:style-name="P1"><text:span text:style-name="T5"><text:tab/><text:tab/><text:tab/><text:tab/>printf</text:span>(<text:span text:style-name="T3">"Result: </text:span><text:span text:style-name="T7">%s</text:span><text:span text:style-name="T11">\n</text:span><text:span text:style-name="T3">"</text:span>, <text:span text:style-name="T7">res</text:span>);</text:p>
      <text:p text:style-name="P1"><text:span text:style-name="T5"><text:tab/><text:tab/><text:tab/><text:tab/>free</text:span>(<text:span text:style-name="T7">sentence</text:span>);</text:p>
      <text:p text:style-name="P1"><text:span text:style-name="T5"><text:tab/><text:tab/><text:tab/><text:tab/>free</text:span>(<text:span text:style-name="T7">res</text:span>);</text:p>
      <text:p text:style-name="P1"><text:span text:style-name="T1"><text:tab/><text:tab/><text:tab/><text:tab/>break</text:span>;</text:p>
      <text:p text:style-name="P1"><text:span text:style-name="T1"><text:tab/><text:tab/><text:tab/>case</text:span> <text:span text:style-name="T12">2</text:span>:</text:p>
      <text:p text:style-name="P1"><text:span text:style-name="T5"><text:tab/><text:tab/><text:tab/><text:tab/>printf</text:span>(<text:span text:style-name="T3">"Enter the sentence:</text:span><text:span text:style-name="T11">\n</text:span><text:span text:style-name="T3">"</text:span>);</text:p>
      <text:p text:style-name="P1"><text:soft-page-break/><text:span text:style-name="T7"><text:tab/><text:tab/><text:tab/><text:tab/>sentence</text:span> = <text:span text:style-name="T5">input_str</text:span>();</text:p>
      <text:p text:style-name="P1"><text:span text:style-name="T5"><text:tab/><text:tab/><text:tab/><text:tab/>printf</text:span>(<text:span text:style-name="T3">"Enter word to replace:</text:span><text:span text:style-name="T11">\n</text:span><text:span text:style-name="T3">"</text:span>);</text:p>
      <text:p text:style-name="P1"><text:span text:style-name="T7"><text:tab/><text:tab/><text:tab/><text:tab/>str2</text:span> = <text:span text:style-name="T5">input_str</text:span>();</text:p>
      <text:p text:style-name="P1"><text:span text:style-name="T5"><text:tab/><text:tab/><text:tab/><text:tab/>printf</text:span>(<text:span text:style-name="T3">"Enter replacement:</text:span><text:span text:style-name="T11">\n</text:span><text:span text:style-name="T3">"</text:span>);</text:p>
      <text:p text:style-name="P1"><text:span text:style-name="T7"><text:tab/><text:tab/><text:tab/><text:tab/>str3</text:span> = <text:span text:style-name="T5">input_str</text:span>();</text:p>
      <text:p text:style-name="P1"><text:span text:style-name="T7"><text:tab/><text:tab/><text:tab/><text:tab/>res</text:span> = <text:span text:style-name="T5">replace_word</text:span>(<text:span text:style-name="T7">sentence</text:span>, <text:span text:style-name="T7">str2</text:span>, <text:span text:style-name="T7">str3</text:span>);</text:p>
      <text:p text:style-name="P1"><text:span text:style-name="T5"><text:tab/><text:tab/><text:tab/><text:tab/>printf</text:span>(<text:span text:style-name="T3">"Result: </text:span><text:span text:style-name="T7">%s</text:span><text:span text:style-name="T11">\n</text:span><text:span text:style-name="T3">"</text:span>, <text:span text:style-name="T7">res</text:span>);</text:p>
      <text:p text:style-name="P1"><text:span text:style-name="T5"><text:tab/><text:tab/><text:tab/><text:tab/>free</text:span>(<text:span text:style-name="T7">sentence</text:span>);</text:p>
      <text:p text:style-name="P1"><text:span text:style-name="T5"><text:tab/><text:tab/><text:tab/><text:tab/>free</text:span>(<text:span text:style-name="T7">str2</text:span>);</text:p>
      <text:p text:style-name="P1"><text:span text:style-name="T5"><text:tab/><text:tab/><text:tab/><text:tab/>free</text:span>(<text:span text:style-name="T7">str3</text:span>);</text:p>
      <text:p text:style-name="P1"><text:span text:style-name="T5"><text:tab/><text:tab/><text:tab/><text:tab/>free</text:span>(<text:span text:style-name="T7">res</text:span>);</text:p>
      <text:p text:style-name="P1"><text:span text:style-name="T1"><text:tab/><text:tab/><text:tab/><text:tab/>break</text:span>;</text:p>
      <text:p text:style-name="P1"><text:span text:style-name="T1"><text:tab/><text:tab/><text:tab/>case</text:span> <text:span text:style-name="T12">3</text:span>:</text:p>
      <text:p text:style-name="P1"><text:span text:style-name="T7"><text:tab/><text:tab/><text:tab/><text:tab/>sentence</text:span> = <text:span text:style-name="T5">input_str</text:span>();</text:p>
      <text:p text:style-name="P1"><text:span text:style-name="T7"><text:tab/><text:tab/><text:tab/><text:tab/>res</text:span> = <text:span text:style-name="T5">reverse_sentence</text:span>(<text:span text:style-name="T7">sentence</text:span>);</text:p>
      <text:p text:style-name="P1"><text:span text:style-name="T5"><text:tab/><text:tab/><text:tab/><text:tab/>printf</text:span>(<text:span text:style-name="T3">"Result: </text:span><text:span text:style-name="T7">%s</text:span><text:span text:style-name="T11">\n</text:span><text:span text:style-name="T3">"</text:span>, <text:span text:style-name="T7">res</text:span>);</text:p>
      <text:p text:style-name="P1"><text:span text:style-name="T5"><text:tab/><text:tab/><text:tab/><text:tab/>free</text:span>(<text:span text:style-name="T7">sentence</text:span>);</text:p>
      <text:p text:style-name="P1"><text:span text:style-name="T5"><text:tab/><text:tab/><text:tab/><text:tab/>free</text:span>(<text:span text:style-name="T7">res</text:span>);</text:p>
      <text:p text:style-name="P1"><text:span text:style-name="T1"><text:tab/><text:tab/><text:tab/><text:tab/>break</text:span>;</text:p>
      <text:p text:style-name="P1"><text:span text:style-name="T1"><text:tab/><text:tab/><text:tab/>case</text:span> <text:span text:style-name="T12">4</text:span>:</text:p>
      <text:p text:style-name="P1"><text:span text:style-name="T5"><text:tab/><text:tab/><text:tab/><text:tab/>printf</text:span>(<text:span text:style-name="T3">"Enter the sentence:</text:span><text:span text:style-name="T11">\n</text:span><text:span text:style-name="T3">"</text:span>);</text:p>
      <text:p text:style-name="P1"><text:span text:style-name="T7"><text:tab/><text:tab/><text:tab/><text:tab/>sentence</text:span> = <text:span text:style-name="T5">input_str</text:span>();</text:p>
      <text:p text:style-name="P1"><text:span text:style-name="T5"><text:tab/><text:tab/><text:tab/><text:tab/>printf</text:span>(<text:span text:style-name="T3">"Enter number of arguments: "</text:span>);</text:p>
      <text:p text:style-name="P1"><text:span text:style-name="T5"><text:tab/><text:tab/><text:tab/><text:tab/>scanf</text:span>(<text:span text:style-name="T3">"</text:span><text:span text:style-name="T7">%d</text:span><text:span text:style-name="T3">"</text:span>, &amp;<text:span text:style-name="T7">argv</text:span>);</text:p>
      <text:p text:style-name="P1"><text:span text:style-name="T5"><text:tab/><text:tab/><text:tab/><text:tab/>clr_buffr</text:span>();</text:p>
      <text:p text:style-name="P1"><text:span text:style-name="T7"><text:tab/><text:tab/><text:tab/><text:tab/>args</text:span> = <text:span text:style-name="T5">malloc</text:span>(<text:span text:style-name="T7">argv</text:span>*<text:span text:style-name="T2">sizeof</text:span>(<text:span text:style-name="T2">char</text:span> *));</text:p>
      <text:p text:style-name="P1"><text:span text:style-name="T1"><text:tab/><text:tab/><text:tab/><text:tab/>if</text:span> (<text:span text:style-name="T7">args</text:span> == <text:span text:style-name="T2">NULL</text:span>) {</text:p>
      <text:p text:style-name="P1"><text:span text:style-name="T5"><text:tab/><text:tab/><text:tab/><text:tab/><text:tab/>printf</text:span>(<text:span text:style-name="T3">"MEMORY ALLOCATION ERROR.</text:span><text:span text:style-name="T11">\n</text:span><text:span text:style-name="T3">"</text:span>);</text:p>
      <text:p text:style-name="P1"><text:span text:style-name="T5"><text:tab/><text:tab/><text:tab/><text:tab/><text:tab/>exit</text:span>(-<text:span text:style-name="T12">1</text:span>);</text:p>
      <text:p text:style-name="P1"><text:tab/><text:tab/><text:tab/><text:tab/>}</text:p>
      <text:p text:style-name="P1"><text:span text:style-name="T1"><text:tab/><text:tab/><text:tab/><text:tab/>for</text:span>(<text:span text:style-name="T2">int</text:span> <text:span text:style-name="T7">i</text:span>=<text:span text:style-name="T12">0</text:span>; <text:span text:style-name="T7">i</text:span>&lt;<text:span text:style-name="T7">argv</text:span>; <text:span text:style-name="T7">i</text:span>++) {</text:p>
      <text:p text:style-name="P1"><text:span text:style-name="T7"><text:tab/><text:tab/><text:tab/><text:tab/><text:tab/>args</text:span>[<text:span text:style-name="T7">i</text:span>] = <text:span text:style-name="T5">input_str</text:span>();</text:p>
      <text:p text:style-name="P1"><text:tab/><text:tab/><text:tab/><text:tab/>}</text:p>
      <text:p text:style-name="P1"><text:span text:style-name="T7"><text:tab/><text:tab/><text:tab/><text:tab/>res</text:span> = <text:span text:style-name="T5">format_str</text:span>(<text:span text:style-name="T7">sentence</text:span>, <text:span text:style-name="T7">args</text:span>, <text:span text:style-name="T7">argv</text:span>);</text:p>
      <text:p text:style-name="P1"><text:span text:style-name="T5"><text:tab/><text:tab/><text:tab/><text:tab/>printf</text:span>(<text:span text:style-name="T3">"Result: </text:span><text:span text:style-name="T7">%s</text:span><text:span text:style-name="T11">\n</text:span><text:span text:style-name="T3">"</text:span>, <text:span text:style-name="T7">res</text:span>);</text:p>
      <text:p text:style-name="P9"/>
      <text:p text:style-name="P1"><text:span text:style-name="T1"><text:tab/><text:tab/><text:tab/><text:tab/>for</text:span>(<text:span text:style-name="T2">int</text:span> <text:span text:style-name="T7">i</text:span>=<text:span text:style-name="T12">0</text:span>; <text:span text:style-name="T7">i</text:span>&lt;<text:span text:style-name="T7">argv</text:span>; <text:span text:style-name="T7">i</text:span>++) {</text:p>
      <text:p text:style-name="P1"><text:span text:style-name="T5"><text:tab/><text:tab/><text:tab/><text:tab/><text:tab/>free</text:span>(<text:span text:style-name="T7">args</text:span>[<text:span text:style-name="T7">i</text:span>]);</text:p>
      <text:p text:style-name="P1"><text:tab/><text:tab/><text:tab/><text:tab/>}</text:p>
      <text:p text:style-name="P1"><text:span text:style-name="T5"><text:tab/><text:tab/><text:tab/><text:tab/>free</text:span>(<text:span text:style-name="T7">args</text:span>);</text:p>
      <text:p text:style-name="P1"><text:soft-page-break/><text:span text:style-name="T5"><text:tab/><text:tab/><text:tab/><text:tab/>free</text:span>(<text:span text:style-name="T7">sentence</text:span>);</text:p>
      <text:p text:style-name="P1"><text:span text:style-name="T5"><text:tab/><text:tab/><text:tab/><text:tab/>free</text:span>(<text:span text:style-name="T7">res</text:span>);</text:p>
      <text:p text:style-name="P1"><text:span text:style-name="T1"><text:tab/><text:tab/><text:tab/><text:tab/>break</text:span>;</text:p>
      <text:p text:style-name="P1"><text:span text:style-name="T1"><text:tab/><text:tab/><text:tab/>default</text:span>:</text:p>
      <text:p text:style-name="P1"><text:span text:style-name="T5"><text:tab/><text:tab/><text:tab/><text:tab/>printf</text:span>(<text:span text:style-name="T3">"Invalid Input.</text:span><text:span text:style-name="T11">\n</text:span><text:span text:style-name="T3">"</text:span>);</text:p>
      <text:p text:style-name="P1"><text:tab/><text:tab/>}</text:p>
      <text:p text:style-name="P1"><text:tab/>}</text:p>
      <text:p text:style-name="P1"><text:span text:style-name="T1"><text:tab/>return</text:span> <text:span text:style-name="T12">0</text:span>;</text:p>
      <text:p text:style-name="P1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str_func.h</text:p>
      <text:p text:style-name="P8"/>
      <text:p text:style-name="P8"/>
      <text:p text:style-name="P1"><text:span text:style-name="T1">#ifndef</text:span><text:span text:style-name="T2"> STR_FUNC_H</text:span></text:p>
      <text:p text:style-name="P1"><text:span text:style-name="T1">#define</text:span><text:span text:style-name="T2"> STR_FUNC_H</text:span></text:p>
      <text:p text:style-name="P9"/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1"><text:span text:style-name="T1">#include</text:span><text:span text:style-name="T2"> </text:span><text:span text:style-name="T3">&lt;string.h&gt;</text:span></text:p>
      <text:p text:style-name="P9"/>
      <text:p text:style-name="P1"><text:span text:style-name="T2">enum</text:span> <text:span text:style-name="T9">bool</text:span> {</text:p>
      <text:p text:style-name="P1"><text:span text:style-name="T10"><text:tab/>false</text:span> = <text:span text:style-name="T12">0</text:span>,</text:p>
      <text:p text:style-name="P1"><text:span text:style-name="T10"><text:tab/>true</text:span> = <text:span text:style-name="T12">1</text:span></text:p>
      <text:p text:style-name="P1">};</text:p>
      <text:p text:style-name="P1"><text:span text:style-name="T2">typedef</text:span> <text:span text:style-name="T2">enum</text:span> <text:span text:style-name="T9">bool</text:span> <text:span text:style-name="T7">bool</text:span>;</text:p>
      <text:p text:style-name="P10"/>
      <text:p text:style-name="P1"><text:span text:style-name="T2">char</text:span> <text:span text:style-name="T2">*</text:span><text:span text:style-name="T5">format_str</text:span>(<text:span text:style-name="T2">char</text:span> <text:span text:style-name="T2">*</text:span><text:span text:style-name="T7">description</text:span>, <text:span text:style-name="T2">char</text:span> <text:span text:style-name="T2">**</text:span><text:span text:style-name="T7">values</text:span>, <text:span text:style-name="T2">int</text:span> <text:span text:style-name="T7">argv</text:span>);</text:p>
      <text:p text:style-name="P1"><text:span text:style-name="T2">void</text:span> <text:span text:style-name="T5">reverse_sequence</text:span>(<text:span text:style-name="T2">char</text:span> <text:span text:style-name="T2">*</text:span><text:span text:style-name="T7">seq</text:span>, <text:span text:style-name="T2">int</text:span> <text:span text:style-name="T7">begin_indx</text:span>, <text:span text:style-name="T2">int</text:span> <text:span text:style-name="T7">end_indx</text:span>);</text:p>
      <text:p text:style-name="P1"><text:span text:style-name="T2">char</text:span> <text:span text:style-name="T2">*</text:span><text:span text:style-name="T5">reverse_sentence</text:span>(<text:span text:style-name="T2">char</text:span> <text:span text:style-name="T2">*</text:span><text:span text:style-name="T7">sentence</text:span>);</text:p>
      <text:p text:style-name="P1"><text:span text:style-name="T2">int</text:span> <text:span text:style-name="T2">*</text:span><text:span text:style-name="T5">calc_lps</text:span>(<text:span text:style-name="T2">char</text:span> <text:span text:style-name="T2">*</text:span><text:span text:style-name="T7">pattern</text:span>);</text:p>
      <text:p text:style-name="P1"><text:span text:style-name="T2">int</text:span> <text:span text:style-name="T2">*</text:span><text:span text:style-name="T5">kmp_search</text:span>(<text:span text:style-name="T2">char</text:span> <text:span text:style-name="T2">*</text:span><text:span text:style-name="T7">text</text:span>, <text:span text:style-name="T2">char</text:span> <text:span text:style-name="T2">*</text:span><text:span text:style-name="T7">pattern</text:span>, <text:span text:style-name="T2">int</text:span> <text:span text:style-name="T2">*</text:span><text:span text:style-name="T7">no_of_matches</text:span>);</text:p>
      <text:p text:style-name="P1"><text:span text:style-name="T2">char</text:span> <text:span text:style-name="T2">*</text:span><text:span text:style-name="T5">replace_word</text:span>(<text:span text:style-name="T2">char</text:span> <text:span text:style-name="T2">*</text:span><text:span text:style-name="T7">sentence</text:span>, <text:span text:style-name="T2">char</text:span> <text:span text:style-name="T2">*</text:span><text:span text:style-name="T7">target</text:span>, <text:span text:style-name="T2">char</text:span> <text:span text:style-name="T2">*</text:span><text:span text:style-name="T7">replacement</text:span>);</text:p>
      <text:p text:style-name="P1"><text:span text:style-name="T2">bool</text:span> <text:span text:style-name="T5">find_in_arr</text:span>(<text:span text:style-name="T2">int</text:span> <text:span text:style-name="T2">*</text:span><text:span text:style-name="T7">arr</text:span>, <text:span text:style-name="T2">int</text:span> <text:span text:style-name="T7">arr_size</text:span>, <text:span text:style-name="T2">int</text:span> <text:span text:style-name="T7">target</text:span>);</text:p>
      <text:p text:style-name="P1"><text:span text:style-name="T2">char</text:span> <text:span text:style-name="T2">*</text:span><text:span text:style-name="T5">remove_letter</text:span>(<text:span text:style-name="T2">char</text:span> <text:span text:style-name="T2">*</text:span><text:span text:style-name="T7">sentence</text:span>, <text:span text:style-name="T2">char</text:span> <text:span text:style-name="T7">letter</text:span>);</text:p>
      <text:p text:style-name="P1"><text:span text:style-name="T2">char</text:span> <text:span text:style-name="T2">*</text:span><text:span text:style-name="T5">input_str</text:span>();</text:p>
      <text:p text:style-name="P1"><text:span text:style-name="T2">void</text:span> <text:span text:style-name="T5">clr_buffr</text:span>();</text:p>
      <text:p text:style-name="P9"><text:soft-page-break/></text:p>
      <text:p text:style-name="P4">#endif</text:p>
      <text:p text:style-name="P8"/>
      <text:p text:style-name="P8"/>
      <text:p text:style-name="P8"/>
      <text:p text:style-name="P8"/>
      <text:p text:style-name="P8"/>
      <text:p text:style-name="P8"/>
      <text:p text:style-name="P12">str_func.c</text:p>
      <text:p text:style-name="P8"/>
      <text:p text:style-name="P8"/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1"><text:span text:style-name="T1">#include</text:span><text:span text:style-name="T2"> </text:span><text:span text:style-name="T3">&lt;string.h&gt;</text:span></text:p>
      <text:p text:style-name="P1"><text:span text:style-name="T1">#include</text:span><text:span text:style-name="T2"> </text:span><text:span text:style-name="T3">"str_func.h"</text:span></text:p>
      <text:p text:style-name="P9"/>
      <text:p text:style-name="P1"><text:span text:style-name="T2">char</text:span> *<text:span text:style-name="T5">format_str</text:span>(<text:span text:style-name="T2">char</text:span> *<text:span text:style-name="T7">description</text:span>, <text:span text:style-name="T2">char</text:span> **<text:span text:style-name="T7">values</text:span>, <text:span text:style-name="T2">int</text:span> <text:span text:style-name="T7">argv</text:span>) {</text:p>
      <text:p text:style-name="P1"><text:span text:style-name="T2"><text:tab/>int</text:span> <text:span text:style-name="T7">len</text:span>, <text:span text:style-name="T7">i</text:span>, <text:span text:style-name="T7">indx</text:span>, <text:span text:style-name="T7">new_len</text:span>=<text:span text:style-name="T12">0</text:span>, <text:span text:style-name="T7">prev_len</text:span>, <text:span text:style-name="T7">word_size</text:span>;</text:p>
      <text:p text:style-name="P1"><text:span text:style-name="T2"><text:tab/>char</text:span> *<text:span text:style-name="T7">res</text:span> = <text:span text:style-name="T2">NULL</text:span>, *<text:span text:style-name="T7">end</text:span> = <text:span text:style-name="T2">NULL</text:span>, *<text:span text:style-name="T7">word</text:span>;</text:p>
      <text:p text:style-name="P9"><text:span text:style-name="T8"><text:tab/>len</text:span><text:span text:style-name="T4"> = </text:span><text:span text:style-name="T6">strlen</text:span><text:span text:style-name="T4">(</text:span><text:span text:style-name="T8">description</text:span><text:span text:style-name="T4">);</text:span></text:p>
      <text:p text:style-name="P9"/>
      <text:p text:style-name="P1"><text:span text:style-name="T7"><text:tab/>indx</text:span> = <text:span text:style-name="T12">0</text:span>;</text:p>
      <text:p text:style-name="P1"><text:span text:style-name="T7"><text:tab/>i</text:span> = <text:span text:style-name="T12">0</text:span>;</text:p>
      <text:p text:style-name="P1"><text:span text:style-name="T1"><text:tab/>while</text:span> (<text:span text:style-name="T7">i</text:span>&lt;<text:span text:style-name="T7">len</text:span>) {</text:p>
      <text:p text:style-name="P6"><text:tab/><text:tab/>// printf("i: %d\n", i);</text:p>
      <text:p text:style-name="P2"><text:span text:style-name="T14"><text:tab/><text:tab/></text:span><text:span text:style-name="T1">if</text:span> (<text:span text:style-name="T7">description</text:span>[<text:span text:style-name="T7">i</text:span>] == <text:span text:style-name="T3">'$'</text:span>) {</text:p>
      <text:p text:style-name="P2"><text:span text:style-name="T14"><text:tab/><text:tab/><text:tab/></text:span><text:span text:style-name="T7">i</text:span>++;</text:p>
      <text:p text:style-name="P2"><text:span text:style-name="T14"><text:tab/><text:tab/><text:tab/></text:span><text:span text:style-name="T7">indx</text:span> = <text:span text:style-name="T5">strtol</text:span>(&amp;<text:span text:style-name="T7">description</text:span>[<text:span text:style-name="T7">i</text:span>], &amp;<text:span text:style-name="T7">end</text:span>, <text:span text:style-name="T12">10</text:span>);</text:p>
      <text:p text:style-name="P7"><text:tab/><text:tab/><text:tab/>// printf("Indx: %d, ", indx);</text:p>
      <text:p text:style-name="P7"><text:tab/><text:tab/><text:tab/>// check out of bounds</text:p>
      <text:p text:style-name="P2"><text:span text:style-name="T14"><text:tab/><text:tab/><text:tab/></text:span><text:span text:style-name="T1">if</text:span> (<text:span text:style-name="T7">indx</text:span> &gt;= <text:span text:style-name="T7">argv</text:span> || <text:span text:style-name="T7">indx</text:span> &lt; <text:span text:style-name="T12">0</text:span>) {</text:p>
      <text:p text:style-name="P2"><text:span text:style-name="T14"><text:tab/><text:tab/><text:tab/><text:tab/></text:span><text:span text:style-name="T7">word</text:span> = <text:span text:style-name="T3">"ERROR"</text:span>;</text:p>
      <text:p text:style-name="P2"><text:span text:style-name="T14"><text:tab/><text:tab/><text:tab/></text:span>} <text:span text:style-name="T1">else</text:span> {</text:p>
      <text:p text:style-name="P2"><text:span text:style-name="T14"><text:tab/><text:tab/><text:tab/><text:tab/></text:span><text:span text:style-name="T7">word</text:span> = <text:span text:style-name="T7">values</text:span>[<text:span text:style-name="T7">indx</text:span>];</text:p>
      <text:p text:style-name="P2"><text:span text:style-name="T14"><text:tab/><text:tab/><text:tab/></text:span>}</text:p>
      <text:p text:style-name="P2"><text:span text:style-name="T14"><text:tab/><text:tab/><text:tab/></text:span><text:span text:style-name="T7">prev_len</text:span> = <text:span text:style-name="T7">new_len</text:span>;</text:p>
      <text:p text:style-name="P2"><text:span text:style-name="T14"><text:tab/><text:tab/><text:tab/></text:span><text:span text:style-name="T7">word_size</text:span> = <text:span text:style-name="T5">strlen</text:span>(<text:span text:style-name="T7">word</text:span>);</text:p>
      <text:p text:style-name="P2"><text:span text:style-name="T14"><text:tab/><text:tab/><text:tab/></text:span><text:span text:style-name="T7">new_len</text:span> += <text:span text:style-name="T7">word_size</text:span>;</text:p>
      <text:p text:style-name="P9"/>
      <text:p text:style-name="P2"><text:span text:style-name="T14"><text:tab/><text:tab/><text:tab/></text:span><text:span text:style-name="T7">res</text:span> = <text:span text:style-name="T5">realloc</text:span>(<text:span text:style-name="T7">res</text:span>, <text:span text:style-name="T7">new_len</text:span>*<text:span text:style-name="T2">sizeof</text:span>(<text:span text:style-name="T2">char</text:span>));</text:p>
      <text:p text:style-name="P2"><text:span text:style-name="T14"><text:tab/><text:tab/><text:tab/></text:span><text:span text:style-name="T1">if</text:span> (<text:span text:style-name="T7">res</text:span> == <text:span text:style-name="T2">NULL</text:span>) {</text:p>
      <text:p text:style-name="P2"><text:span text:style-name="T14"><text:tab/><text:tab/><text:tab/><text:tab/></text:span><text:span text:style-name="T5">printf</text:span>(<text:span text:style-name="T3">"MEMORY ALLOCATION ERROR.</text:span><text:span text:style-name="T11">\n</text:span><text:span text:style-name="T3">"</text:span>);</text:p>
      <text:p text:style-name="P2"><text:span text:style-name="T14"><text:tab/><text:tab/><text:tab/><text:tab/></text:span><text:span text:style-name="T5">exit</text:span>(-<text:span text:style-name="T12">1</text:span>);</text:p>
      <text:p text:style-name="P2"><text:soft-page-break/><text:span text:style-name="T14"><text:tab/><text:tab/><text:tab/></text:span>}</text:p>
      <text:p text:style-name="P9"/>
      <text:p text:style-name="P2"><text:span text:style-name="T14"><text:tab/><text:tab/><text:tab/></text:span><text:span text:style-name="T1">for</text:span> (<text:span text:style-name="T2">int</text:span> <text:span text:style-name="T7">k</text:span>=<text:span text:style-name="T12">0</text:span>; <text:span text:style-name="T7">k</text:span>&lt;<text:span text:style-name="T7">word_size</text:span>; <text:span text:style-name="T7">k</text:span>++) {</text:p>
      <text:p text:style-name="P2"><text:span text:style-name="T14"><text:tab/><text:tab/><text:tab/><text:tab/></text:span><text:span text:style-name="T7">res</text:span>[<text:span text:style-name="T7">prev_len</text:span>+<text:span text:style-name="T7">k</text:span>] = <text:span text:style-name="T7">word</text:span>[<text:span text:style-name="T7">k</text:span>];</text:p>
      <text:p text:style-name="P2"><text:span text:style-name="T14"><text:tab/><text:tab/><text:tab/></text:span>}</text:p>
      <text:p text:style-name="P7"><text:tab/><text:tab/><text:tab/>// incr i</text:p>
      <text:p text:style-name="P2"><text:span text:style-name="T14"><text:tab/><text:tab/><text:tab/></text:span><text:span text:style-name="T7">i</text:span> = (<text:span text:style-name="T2">int</text:span>)((<text:span text:style-name="T2">int</text:span>)(<text:span text:style-name="T7">end</text:span> - <text:span text:style-name="T7">description</text:span>) / <text:span text:style-name="T2">sizeof</text:span>(<text:span text:style-name="T2">char</text:span>));</text:p>
      <text:p text:style-name="P2"><text:span text:style-name="T14"><text:tab/><text:tab/></text:span>} <text:span text:style-name="T1">else</text:span> {</text:p>
      <text:p text:style-name="P2"><text:span text:style-name="T14"><text:tab/><text:tab/><text:tab/></text:span><text:span text:style-name="T7">new_len</text:span>++;</text:p>
      <text:p text:style-name="P2"><text:span text:style-name="T14"><text:tab/><text:tab/><text:tab/></text:span><text:span text:style-name="T7">res</text:span> = <text:span text:style-name="T5">realloc</text:span>(<text:span text:style-name="T7">res</text:span>, <text:span text:style-name="T7">new_len</text:span>*<text:span text:style-name="T2">sizeof</text:span>(<text:span text:style-name="T2">char</text:span>));</text:p>
      <text:p text:style-name="P2"><text:span text:style-name="T14"><text:tab/><text:tab/><text:tab/></text:span><text:span text:style-name="T1">if</text:span> (<text:span text:style-name="T7">res</text:span> == <text:span text:style-name="T2">NULL</text:span>) {</text:p>
      <text:p text:style-name="P2"><text:span text:style-name="T14"><text:tab/><text:tab/><text:tab/><text:tab/></text:span><text:span text:style-name="T5">printf</text:span>(<text:span text:style-name="T3">"MEMORY ALLOCATION ERROR.</text:span><text:span text:style-name="T11">\n</text:span><text:span text:style-name="T3">"</text:span>);</text:p>
      <text:p text:style-name="P2"><text:span text:style-name="T14"><text:tab/><text:tab/><text:tab/><text:tab/></text:span><text:span text:style-name="T5">exit</text:span>(-<text:span text:style-name="T12">1</text:span>);</text:p>
      <text:p text:style-name="P2"><text:span text:style-name="T14"><text:tab/><text:tab/><text:tab/></text:span>}</text:p>
      <text:p text:style-name="P2"><text:span text:style-name="T14"><text:tab/><text:tab/><text:tab/></text:span><text:span text:style-name="T7">res</text:span>[<text:span text:style-name="T7">new_len</text:span> - <text:span text:style-name="T12">1</text:span>] = <text:span text:style-name="T7">description</text:span>[<text:span text:style-name="T7">i</text:span>];</text:p>
      <text:p text:style-name="P2"><text:span text:style-name="T14"><text:tab/><text:tab/><text:tab/></text:span><text:span text:style-name="T7">i</text:span>++;</text:p>
      <text:p text:style-name="P2"><text:span text:style-name="T14"><text:tab/><text:tab/></text:span>}</text:p>
      <text:p text:style-name="P1"><text:tab/>}</text:p>
      <text:p text:style-name="P1"><text:span text:style-name="T1"><text:tab/>return</text:span> <text:span text:style-name="T7">res</text:span>;</text:p>
      <text:p text:style-name="P1">}</text:p>
      <text:p text:style-name="P9"/>
      <text:p text:style-name="P1"><text:span text:style-name="T2">void</text:span> <text:span text:style-name="T5">reverse_sequence</text:span>(<text:span text:style-name="T2">char</text:span> *<text:span text:style-name="T7">seq</text:span>, <text:span text:style-name="T2">int</text:span> <text:span text:style-name="T7">begin_indx</text:span>, <text:span text:style-name="T2">int</text:span> <text:span text:style-name="T7">end_indx</text:span>) {</text:p>
      <text:p text:style-name="P1"><text:span text:style-name="T2"><text:tab/>int</text:span> <text:span text:style-name="T7">i</text:span>, <text:span text:style-name="T7">j</text:span>;</text:p>
      <text:p text:style-name="P1"><text:span text:style-name="T2"><text:tab/>char</text:span> <text:span text:style-name="T7">tmp</text:span>;</text:p>
      <text:p text:style-name="P1"><text:span text:style-name="T7"><text:tab/>i</text:span> = <text:span text:style-name="T7">begin_indx</text:span>;</text:p>
      <text:p text:style-name="P1"><text:span text:style-name="T7"><text:tab/>j</text:span> = <text:span text:style-name="T7">end_indx</text:span>;</text:p>
      <text:p text:style-name="P9"/>
      <text:p text:style-name="P1"><text:span text:style-name="T1"><text:tab/>while</text:span>(<text:span text:style-name="T7">i</text:span> &lt; <text:span text:style-name="T7">j</text:span>) {</text:p>
      <text:p text:style-name="P2"><text:span text:style-name="T14"><text:tab/><text:tab/></text:span><text:span text:style-name="T7">tmp</text:span> = <text:span text:style-name="T7">seq</text:span>[<text:span text:style-name="T7">i</text:span>];</text:p>
      <text:p text:style-name="P2"><text:span text:style-name="T14"><text:tab/><text:tab/></text:span><text:span text:style-name="T7">seq</text:span>[<text:span text:style-name="T7">i</text:span>] = <text:span text:style-name="T7">seq</text:span>[<text:span text:style-name="T7">j</text:span>];</text:p>
      <text:p text:style-name="P2"><text:span text:style-name="T14"><text:tab/><text:tab/></text:span><text:span text:style-name="T7">seq</text:span>[<text:span text:style-name="T7">j</text:span>] = <text:span text:style-name="T7">tmp</text:span>;</text:p>
      <text:p text:style-name="P2"><text:span text:style-name="T14"><text:tab/><text:tab/></text:span><text:span text:style-name="T7">i</text:span>++;</text:p>
      <text:p text:style-name="P2"><text:span text:style-name="T14"><text:tab/><text:tab/></text:span><text:span text:style-name="T7">j</text:span>--;</text:p>
      <text:p text:style-name="P2"><text:span text:style-name="T14"><text:tab/></text:span>}</text:p>
      <text:p text:style-name="P1">}</text:p>
      <text:p text:style-name="P9"/>
      <text:p text:style-name="P1"><text:span text:style-name="T2">char</text:span> *<text:span text:style-name="T5">reverse_sentence</text:span>(<text:span text:style-name="T2">char</text:span> *<text:span text:style-name="T7">sentence</text:span>) {</text:p>
      <text:p text:style-name="P1"><text:span text:style-name="T2"><text:tab/>char</text:span> *<text:span text:style-name="T7">res</text:span> = <text:span text:style-name="T2">NULL</text:span>;</text:p>
      <text:p text:style-name="P1"><text:span text:style-name="T2"><text:tab/>int</text:span> <text:span text:style-name="T7">i</text:span>, <text:span text:style-name="T7">j</text:span>;</text:p>
      <text:p text:style-name="P1"><text:span text:style-name="T2"><text:tab/>int</text:span> <text:span text:style-name="T7">len</text:span> = <text:span text:style-name="T5">strlen</text:span>(<text:span text:style-name="T7">sentence</text:span>);</text:p>
      <text:p text:style-name="P9"><text:soft-page-break/></text:p>
      <text:p text:style-name="P1"><text:span text:style-name="T7"><text:tab/>res</text:span> = <text:span text:style-name="T5">malloc</text:span>((<text:span text:style-name="T7">len</text:span>+<text:span text:style-name="T12">1</text:span>)*<text:span text:style-name="T2">sizeof</text:span>(<text:span text:style-name="T2">char</text:span>));<text:span text:style-name="T14"> // +1 for '\0'</text:span></text:p>
      <text:p text:style-name="P1"><text:span text:style-name="T1"><text:tab/>if</text:span> (<text:span text:style-name="T7">res</text:span> == <text:span text:style-name="T2">NULL</text:span>) {</text:p>
      <text:p text:style-name="P2"><text:span text:style-name="T14"><text:tab/><text:tab/></text:span><text:span text:style-name="T5">printf</text:span>(<text:span text:style-name="T3">"MEMORY ALLOCATION ERROR.</text:span><text:span text:style-name="T11">\n</text:span><text:span text:style-name="T3">"</text:span>);</text:p>
      <text:p text:style-name="P2"><text:span text:style-name="T14"><text:tab/><text:tab/></text:span><text:span text:style-name="T5">exit</text:span>(-<text:span text:style-name="T12">1</text:span>);</text:p>
      <text:p text:style-name="P1"><text:tab/>}</text:p>
      <text:p text:style-name="P9"/>
      <text:p text:style-name="P1"><text:span text:style-name="T5"><text:tab/>strcpy</text:span>(<text:span text:style-name="T7">res</text:span>, <text:span text:style-name="T7">sentence</text:span>);</text:p>
      <text:p text:style-name="P1"><text:span text:style-name="T7"><text:tab/>i</text:span> = <text:span text:style-name="T12">0</text:span>;</text:p>
      <text:p text:style-name="P1"><text:span text:style-name="T7"><text:tab/>j</text:span> = <text:span text:style-name="T12">0</text:span>;</text:p>
      <text:p text:style-name="P9"/>
      <text:p text:style-name="P1"><text:span text:style-name="T1"><text:tab/>while</text:span>(<text:span text:style-name="T7">j</text:span>&lt;(<text:span text:style-name="T7">len</text:span>+<text:span text:style-name="T12">1</text:span>)) {</text:p>
      <text:p text:style-name="P2"><text:span text:style-name="T14"><text:tab/><text:tab/></text:span><text:span text:style-name="T1">if</text:span>(<text:span text:style-name="T7">res</text:span>[<text:span text:style-name="T7">j</text:span>] == <text:span text:style-name="T3">' '</text:span> || <text:span text:style-name="T7">res</text:span>[<text:span text:style-name="T7">j</text:span>] == <text:span text:style-name="T3">'</text:span><text:span text:style-name="T11">\0</text:span><text:span text:style-name="T3">'</text:span> || <text:span text:style-name="T7">res</text:span>[<text:span text:style-name="T7">j</text:span>] == <text:span text:style-name="T3">'</text:span><text:span text:style-name="T11">\n</text:span><text:span text:style-name="T3">'</text:span>) {</text:p>
      <text:p text:style-name="P2"><text:span text:style-name="T14"><text:tab/><text:tab/><text:tab/></text:span><text:span text:style-name="T5">reverse_sequence</text:span>(<text:span text:style-name="T7">res</text:span>, <text:span text:style-name="T7">i</text:span>, <text:span text:style-name="T7">j</text:span>-<text:span text:style-name="T12">1</text:span>);</text:p>
      <text:p text:style-name="P2"><text:span text:style-name="T14"><text:tab/><text:tab/><text:tab/></text:span><text:span text:style-name="T7">j</text:span>++;</text:p>
      <text:p text:style-name="P2"><text:span text:style-name="T14"><text:tab/><text:tab/><text:tab/></text:span><text:span text:style-name="T7">i</text:span> = <text:span text:style-name="T7">j</text:span>;</text:p>
      <text:p text:style-name="P2"><text:span text:style-name="T14"><text:tab/><text:tab/></text:span>} <text:span text:style-name="T1">else</text:span> {</text:p>
      <text:p text:style-name="P2"><text:span text:style-name="T14"><text:tab/><text:tab/><text:tab/></text:span><text:span text:style-name="T7">j</text:span>++;</text:p>
      <text:p text:style-name="P2"><text:span text:style-name="T14"><text:tab/><text:tab/></text:span>}</text:p>
      <text:p text:style-name="P9"><text:span text:style-name="T4"><text:tab/>}</text:span></text:p>
      <text:p text:style-name="P11"><text:span text:style-name="T15"><text:tab/></text:span><text:span text:style-name="T6">reverse_sequence</text:span><text:span text:style-name="T4">(</text:span><text:span text:style-name="T8">res</text:span><text:span text:style-name="T4">, </text:span><text:span text:style-name="T13">0</text:span><text:span text:style-name="T4">, </text:span><text:span text:style-name="T8">len</text:span><text:span text:style-name="T4">-</text:span><text:span text:style-name="T13">1</text:span><text:span text:style-name="T4">);</text:span><text:span text:style-name="T15"> // -1 to not reverse the '\0'</text:span></text:p>
      <text:p text:style-name="P1"><text:span text:style-name="T1"><text:tab/>return</text:span> <text:span text:style-name="T7">res</text:span>;</text:p>
      <text:p text:style-name="P1">}</text:p>
      <text:p text:style-name="P9"/>
      <text:p text:style-name="P1"><text:span text:style-name="T2">int</text:span> *<text:span text:style-name="T5">calc_lps</text:span>(<text:span text:style-name="T2">char</text:span> *<text:span text:style-name="T7">pattern</text:span>) {</text:p>
      <text:p text:style-name="P1"><text:span text:style-name="T2"><text:tab/>int</text:span> *<text:span text:style-name="T7">lps</text:span> = <text:span text:style-name="T2">NULL</text:span>, <text:span text:style-name="T7">m</text:span>, <text:span text:style-name="T7">curr_len</text:span>, <text:span text:style-name="T7">i</text:span>;</text:p>
      <text:p text:style-name="P9"/>
      <text:p text:style-name="P1"><text:span text:style-name="T7"><text:tab/>m</text:span> = <text:span text:style-name="T5">strlen</text:span>(<text:span text:style-name="T7">pattern</text:span>);</text:p>
      <text:p text:style-name="P1"><text:span text:style-name="T7"><text:tab/>lps</text:span> = <text:span text:style-name="T5">calloc</text:span>(<text:span text:style-name="T7">m</text:span>, <text:span text:style-name="T2">sizeof</text:span>(<text:span text:style-name="T2">int</text:span>));<text:span text:style-name="T14"> // calloc will initialise to 0</text:span></text:p>
      <text:p text:style-name="P1"><text:span text:style-name="T1"><text:tab/>if</text:span> (<text:span text:style-name="T7">lps</text:span> == <text:span text:style-name="T2">NULL</text:span>) {</text:p>
      <text:p text:style-name="P2"><text:span text:style-name="T14"><text:tab/><text:tab/></text:span><text:span text:style-name="T5">printf</text:span>(<text:span text:style-name="T3">"MEMORY ALLOCATION ERROR.</text:span><text:span text:style-name="T11">\n</text:span><text:span text:style-name="T3">"</text:span>);</text:p>
      <text:p text:style-name="P2"><text:span text:style-name="T14"><text:tab/><text:tab/></text:span><text:span text:style-name="T5">exit</text:span>(-<text:span text:style-name="T12">1</text:span>);</text:p>
      <text:p text:style-name="P1"><text:tab/>}</text:p>
      <text:p text:style-name="P1"><text:span text:style-name="T7"><text:tab/>curr_len</text:span> = <text:span text:style-name="T12">0</text:span>;</text:p>
      <text:p text:style-name="P1"><text:span text:style-name="T7"><text:tab/>i</text:span> = <text:span text:style-name="T12">1</text:span>;</text:p>
      <text:p text:style-name="P9"/>
      <text:p text:style-name="P1"><text:span text:style-name="T1"><text:tab/>while</text:span> (<text:span text:style-name="T7">i</text:span> &lt; <text:span text:style-name="T7">m</text:span>) {</text:p>
      <text:p text:style-name="P2"><text:span text:style-name="T14"><text:tab/><text:tab/></text:span><text:span text:style-name="T1">if</text:span> (<text:span text:style-name="T7">pattern</text:span>[<text:span text:style-name="T7">curr_len</text:span>] == <text:span text:style-name="T7">pattern</text:span>[<text:span text:style-name="T7">i</text:span>]) {</text:p>
      <text:p text:style-name="P2"><text:span text:style-name="T14"><text:tab/><text:tab/><text:tab/></text:span><text:span text:style-name="T7">curr_len</text:span>++;</text:p>
      <text:p text:style-name="P2"><text:span text:style-name="T14"><text:tab/><text:tab/><text:tab/></text:span><text:span text:style-name="T7">lps</text:span>[<text:span text:style-name="T7">i</text:span>] = <text:span text:style-name="T7">curr_len</text:span>;</text:p>
      <text:p text:style-name="P2"><text:soft-page-break/><text:span text:style-name="T14"><text:tab/><text:tab/><text:tab/></text:span><text:span text:style-name="T7">i</text:span>++;</text:p>
      <text:p text:style-name="P2"><text:span text:style-name="T14"><text:tab/><text:tab/></text:span>} <text:span text:style-name="T1">else</text:span> {</text:p>
      <text:p text:style-name="P2"><text:span text:style-name="T14"><text:tab/><text:tab/><text:tab/></text:span><text:span text:style-name="T1">if</text:span> (<text:span text:style-name="T7">curr_len</text:span> &gt; <text:span text:style-name="T12">0</text:span>) {</text:p>
      <text:p text:style-name="P7"><text:tab/><text:tab/><text:tab/><text:tab/>// i.e. this will keep executing (due to outer loop) till curr_len becomes 0</text:p>
      <text:p text:style-name="P2"><text:span text:style-name="T14"><text:tab/><text:tab/><text:tab/><text:tab/></text:span><text:span text:style-name="T7">curr_len</text:span> = <text:span text:style-name="T7">lps</text:span>[<text:span text:style-name="T7">curr_len</text:span> - <text:span text:style-name="T12">1</text:span>];</text:p>
      <text:p text:style-name="P2"><text:span text:style-name="T14"><text:tab/><text:tab/><text:tab/></text:span>} <text:span text:style-name="T1">else</text:span> {</text:p>
      <text:p text:style-name="P7"><text:tab/><text:tab/><text:tab/><text:tab/>// i.e. when curr_len has become 0</text:p>
      <text:p text:style-name="P2"><text:span text:style-name="T14"><text:tab/><text:tab/><text:tab/><text:tab/></text:span><text:span text:style-name="T7">lps</text:span>[<text:span text:style-name="T7">i</text:span>] = <text:span text:style-name="T12">0</text:span>;</text:p>
      <text:p text:style-name="P2"><text:span text:style-name="T14"><text:tab/><text:tab/><text:tab/><text:tab/></text:span><text:span text:style-name="T7">i</text:span>++;</text:p>
      <text:p text:style-name="P2"><text:span text:style-name="T14"><text:tab/><text:tab/><text:tab/></text:span>}</text:p>
      <text:p text:style-name="P2"><text:span text:style-name="T14"><text:tab/><text:tab/></text:span>}</text:p>
      <text:p text:style-name="P9"><text:span text:style-name="T4"><text:tab/>}</text:span></text:p>
      <text:p text:style-name="P1"><text:span text:style-name="T1"><text:tab/>return</text:span> <text:span text:style-name="T7">lps</text:span>;</text:p>
      <text:p text:style-name="P1">}</text:p>
      <text:p text:style-name="P9"/>
      <text:p text:style-name="P1"><text:span text:style-name="T2">int</text:span> *<text:span text:style-name="T5">kmp_search</text:span>(<text:span text:style-name="T2">char</text:span> *<text:span text:style-name="T7">text</text:span>, <text:span text:style-name="T2">char</text:span> *<text:span text:style-name="T7">pattern</text:span>, <text:span text:style-name="T2">int</text:span> *<text:span text:style-name="T7">no_of_matches</text:span>) {</text:p>
      <text:p text:style-name="P1"><text:span text:style-name="T2"><text:tab/>int</text:span> <text:span text:style-name="T7">m</text:span>, <text:span text:style-name="T7">n</text:span>, <text:span text:style-name="T7">i</text:span>, <text:span text:style-name="T7">j</text:span>, *<text:span text:style-name="T7">lps</text:span> = <text:span text:style-name="T2">NULL</text:span>, *<text:span text:style-name="T7">result</text:span> = <text:span text:style-name="T2">NULL</text:span>;</text:p>
      <text:p text:style-name="P1"><text:span text:style-name="T7"><text:tab/>n</text:span> = <text:span text:style-name="T5">strlen</text:span>(<text:span text:style-name="T7">text</text:span>);</text:p>
      <text:p text:style-name="P1"><text:span text:style-name="T7"><text:tab/>m</text:span> = <text:span text:style-name="T5">strlen</text:span>(<text:span text:style-name="T7">pattern</text:span>);</text:p>
      <text:p text:style-name="P1"><text:span text:style-name="T7"><text:tab/>lps</text:span> = <text:span text:style-name="T5">calc_lps</text:span>(<text:span text:style-name="T7">pattern</text:span>);</text:p>
      <text:p text:style-name="P1"><text:tab/>*<text:span text:style-name="T7">no_of_matches</text:span> = <text:span text:style-name="T12">0</text:span>;</text:p>
      <text:p text:style-name="P1"><text:span text:style-name="T7"><text:tab/>i</text:span> = <text:span text:style-name="T7">j</text:span> = <text:span text:style-name="T12">0</text:span>;</text:p>
      <text:p text:style-name="P9"/>
      <text:p text:style-name="P1"><text:span text:style-name="T1"><text:tab/>while</text:span> (<text:span text:style-name="T7">i</text:span> &lt; <text:span text:style-name="T7">n</text:span>){</text:p>
      <text:p text:style-name="P3"><text:span text:style-name="T14"><text:tab/><text:tab/></text:span><text:span text:style-name="T1">if</text:span> (<text:span text:style-name="T7">pattern</text:span>[<text:span text:style-name="T7">j</text:span>] == <text:span text:style-name="T7">text</text:span>[<text:span text:style-name="T7">i</text:span>]){</text:p>
      <text:p text:style-name="P3"><text:span text:style-name="T14"><text:tab/><text:tab/><text:tab/></text:span><text:span text:style-name="T7">i</text:span>++;</text:p>
      <text:p text:style-name="P3"><text:span text:style-name="T14"><text:tab/><text:tab/><text:tab/></text:span><text:span text:style-name="T7">j</text:span>++;</text:p>
      <text:p text:style-name="P3"><text:span text:style-name="T14"><text:tab/><text:tab/></text:span>}</text:p>
      <text:p text:style-name="P3"><text:span text:style-name="T14"><text:tab/><text:tab/></text:span><text:span text:style-name="T1">if</text:span> (<text:span text:style-name="T7">j</text:span> == <text:span text:style-name="T7">m</text:span>) {</text:p>
      <text:p text:style-name="P3"><text:span text:style-name="T14"><text:tab/><text:tab/><text:tab/></text:span>(*<text:span text:style-name="T7">no_of_matches</text:span>)++;</text:p>
      <text:p text:style-name="P3"><text:span text:style-name="T14"><text:tab/><text:tab/><text:tab/></text:span><text:span text:style-name="T7">result</text:span> = <text:span text:style-name="T5">realloc</text:span>(<text:span text:style-name="T7">result</text:span>, (*<text:span text:style-name="T7">no_of_matches</text:span>)*<text:span text:style-name="T2">sizeof</text:span>(<text:span text:style-name="T2">int</text:span>));</text:p>
      <text:p text:style-name="P3"><text:span text:style-name="T14"><text:tab/><text:tab/><text:tab/></text:span><text:span text:style-name="T1">if</text:span> (<text:span text:style-name="T7">result</text:span> == <text:span text:style-name="T2">NULL</text:span>) {</text:p>
      <text:p text:style-name="P3"><text:span text:style-name="T14"><text:tab/><text:tab/><text:tab/><text:tab/></text:span><text:span text:style-name="T5">printf</text:span>(<text:span text:style-name="T3">"MEMORY ALLOCATION ERROR.</text:span><text:span text:style-name="T11">\n</text:span><text:span text:style-name="T3">"</text:span>);</text:p>
      <text:p text:style-name="P3"><text:span text:style-name="T14"><text:tab/><text:tab/><text:tab/><text:tab/></text:span><text:span text:style-name="T5">exit</text:span>(-<text:span text:style-name="T12">1</text:span>);</text:p>
      <text:p text:style-name="P3"><text:span text:style-name="T14"><text:tab/><text:tab/><text:tab/></text:span>}</text:p>
      <text:p text:style-name="P3"><text:span text:style-name="T14"><text:tab/><text:tab/><text:tab/></text:span><text:span text:style-name="T7">result</text:span>[(*<text:span text:style-name="T7">no_of_matches</text:span>)-<text:span text:style-name="T12">1</text:span>] = <text:span text:style-name="T7">i</text:span> - <text:span text:style-name="T7">j</text:span>;</text:p>
      <text:p text:style-name="P3"><text:span text:style-name="T14"><text:tab/><text:tab/><text:tab/></text:span><text:span text:style-name="T7">j</text:span> = <text:span text:style-name="T7">lps</text:span>[<text:span text:style-name="T7">j</text:span> - <text:span text:style-name="T12">1</text:span>];</text:p>
      <text:p text:style-name="P3"><text:span text:style-name="T14"><text:tab/><text:tab/></text:span>} <text:span text:style-name="T1">else</text:span> <text:span text:style-name="T1">if</text:span> (<text:span text:style-name="T7">i</text:span> &lt; <text:span text:style-name="T7">n</text:span> &amp;&amp; <text:span text:style-name="T7">pattern</text:span>[<text:span text:style-name="T7">j</text:span>] != <text:span text:style-name="T7">text</text:span>[<text:span text:style-name="T7">i</text:span>]) {</text:p>
      <text:p text:style-name="P3"><text:span text:style-name="T14"><text:tab/><text:tab/><text:tab/></text:span><text:span text:style-name="T1">if</text:span> (<text:span text:style-name="T7">j</text:span> != <text:span text:style-name="T12">0</text:span>)</text:p>
      <text:p text:style-name="P3"><text:soft-page-break/><text:span text:style-name="T14"><text:tab/><text:tab/><text:tab/></text:span><text:span text:style-name="T7">j</text:span> = <text:span text:style-name="T7">lps</text:span>[<text:span text:style-name="T7">j</text:span> - <text:span text:style-name="T12">1</text:span>];</text:p>
      <text:p text:style-name="P5"><text:span text:style-name="T14"><text:tab/><text:tab/></text:span>else</text:p>
      <text:p text:style-name="P3"><text:span text:style-name="T14"><text:tab/><text:tab/><text:tab/></text:span><text:span text:style-name="T7">i</text:span>++;</text:p>
      <text:p text:style-name="P3"><text:span text:style-name="T14"><text:tab/><text:tab/></text:span>}</text:p>
      <text:p text:style-name="P1"><text:tab/>}</text:p>
      <text:p text:style-name="P9"><text:span text:style-name="T6"><text:tab/>free</text:span><text:span text:style-name="T4">(</text:span><text:span text:style-name="T8">lps</text:span><text:span text:style-name="T4">);</text:span></text:p>
      <text:p text:style-name="P1"><text:span text:style-name="T1"><text:tab/>return</text:span> <text:span text:style-name="T7">result</text:span>;</text:p>
      <text:p text:style-name="P1">}</text:p>
      <text:p text:style-name="P9"/>
      <text:p text:style-name="P1"><text:span text:style-name="T2">char</text:span> *<text:span text:style-name="T5">replace_word</text:span>(<text:span text:style-name="T2">char</text:span> *<text:span text:style-name="T7">sentence</text:span>, <text:span text:style-name="T2">char</text:span> *<text:span text:style-name="T7">target</text:span>, <text:span text:style-name="T2">char</text:span> *<text:span text:style-name="T7">replacement</text:span>) {</text:p>
      <text:p text:style-name="P1"><text:span text:style-name="T2">int</text:span> *<text:span text:style-name="T7">indices</text:span>, <text:span text:style-name="T7">no_of_matches</text:span>, <text:span text:style-name="T7">old_len</text:span>, <text:span text:style-name="T7">new_len</text:span>=<text:span text:style-name="T12">0</text:span>, <text:span text:style-name="T7">i</text:span>, <text:span text:style-name="T7">prev</text:span>;</text:p>
      <text:p text:style-name="P1"><text:span text:style-name="T2">char</text:span> *<text:span text:style-name="T7">res</text:span> = <text:span text:style-name="T2">NULL</text:span>;</text:p>
      <text:p text:style-name="P9"/>
      <text:p text:style-name="P1"><text:span text:style-name="T7">old_len</text:span> = <text:span text:style-name="T5">strlen</text:span>(<text:span text:style-name="T7">sentence</text:span>);</text:p>
      <text:p text:style-name="P1"><text:span text:style-name="T7">indices</text:span> = <text:span text:style-name="T5">kmp_search</text:span>(<text:span text:style-name="T7">sentence</text:span>, <text:span text:style-name="T7">target</text:span>, &amp;<text:span text:style-name="T7">no_of_matches</text:span>);</text:p>
      <text:p text:style-name="P9"/>
      <text:p text:style-name="P1"><text:span text:style-name="T7">i</text:span> = <text:span text:style-name="T12">0</text:span>;</text:p>
      <text:p text:style-name="P1"><text:span text:style-name="T1">while</text:span> (<text:span text:style-name="T7">i</text:span>&lt;<text:span text:style-name="T7">old_len</text:span>+<text:span text:style-name="T12">1</text:span>) {<text:span text:style-name="T14"> //+1 for '\0'</text:span></text:p>
      <text:p text:style-name="P1"><text:span text:style-name="T1">if</text:span> (<text:span text:style-name="T5">find_in_arr</text:span>(<text:span text:style-name="T7">indices</text:span>, <text:span text:style-name="T7">no_of_matches</text:span>, <text:span text:style-name="T7">i</text:span>)) {</text:p>
      <text:p text:style-name="P6">// replace</text:p>
      <text:p text:style-name="P1"><text:span text:style-name="T7">prev</text:span> = <text:span text:style-name="T7">new_len</text:span>;</text:p>
      <text:p text:style-name="P1"><text:span text:style-name="T7">new_len</text:span> += <text:span text:style-name="T5">strlen</text:span>(<text:span text:style-name="T7">replacement</text:span>);</text:p>
      <text:p text:style-name="P1"><text:span text:style-name="T7">res</text:span> = <text:span text:style-name="T5">realloc</text:span>(<text:span text:style-name="T7">res</text:span>, <text:span text:style-name="T7">new_len</text:span>*<text:span text:style-name="T2">sizeof</text:span>(<text:span text:style-name="T2">char</text:span>));</text:p>
      <text:p text:style-name="P1"><text:span text:style-name="T1">if</text:span> (<text:span text:style-name="T7">re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9"/>
      <text:p text:style-name="P1"><text:span text:style-name="T1">for</text:span> (<text:span text:style-name="T2">int</text:span> <text:span text:style-name="T7">k</text:span>=<text:span text:style-name="T7">prev</text:span>; <text:span text:style-name="T7">k</text:span>&lt;<text:span text:style-name="T7">new_len</text:span>; <text:span text:style-name="T7">k</text:span>++) {</text:p>
      <text:p text:style-name="P1"><text:span text:style-name="T7">res</text:span>[<text:span text:style-name="T7">k</text:span>] = <text:span text:style-name="T7">replacement</text:span>[<text:span text:style-name="T7">k</text:span>-<text:span text:style-name="T7">prev</text:span>];</text:p>
      <text:p text:style-name="P1">}</text:p>
      <text:p text:style-name="P6">// incr i appropraitely</text:p>
      <text:p text:style-name="P1"><text:span text:style-name="T7">i</text:span> += <text:span text:style-name="T5">strlen</text:span>(<text:span text:style-name="T7">target</text:span>);</text:p>
      <text:p text:style-name="P1">} <text:span text:style-name="T1">else</text:span> {</text:p>
      <text:p text:style-name="P1"><text:span text:style-name="T7">new_len</text:span>++;</text:p>
      <text:p text:style-name="P1"><text:span text:style-name="T7">res</text:span> = <text:span text:style-name="T5">realloc</text:span>(<text:span text:style-name="T7">res</text:span>, <text:span text:style-name="T7">new_len</text:span>*<text:span text:style-name="T2">sizeof</text:span>(<text:span text:style-name="T2">char</text:span>));</text:p>
      <text:p text:style-name="P1"><text:span text:style-name="T1">if</text:span> (<text:span text:style-name="T7">re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1"><text:soft-page-break/><text:span text:style-name="T7">res</text:span>[<text:span text:style-name="T7">new_len</text:span>-<text:span text:style-name="T12">1</text:span>] = <text:span text:style-name="T7">sentence</text:span>[<text:span text:style-name="T7">i</text:span>];</text:p>
      <text:p text:style-name="P1"><text:span text:style-name="T7">i</text:span>++;</text:p>
      <text:p text:style-name="P1">}</text:p>
      <text:p text:style-name="P1">}</text:p>
      <text:p text:style-name="P1"><text:span text:style-name="T5">free</text:span>(<text:span text:style-name="T7">indices</text:span>);</text:p>
      <text:p text:style-name="P9"/>
      <text:p text:style-name="P1"><text:span text:style-name="T1">return</text:span> <text:span text:style-name="T7">res</text:span>;</text:p>
      <text:p text:style-name="P1">}</text:p>
      <text:p text:style-name="P9"/>
      <text:p text:style-name="P1"><text:span text:style-name="T9">bool</text:span> <text:span text:style-name="T5">find_in_arr</text:span>(<text:span text:style-name="T2">int</text:span> *<text:span text:style-name="T7">arr</text:span>, <text:span text:style-name="T2">int</text:span> <text:span text:style-name="T7">arr_size</text:span>, <text:span text:style-name="T2">int</text:span> <text:span text:style-name="T7">target</text:span>) {</text:p>
      <text:p text:style-name="P1"><text:span text:style-name="T9">bool</text:span> <text:span text:style-name="T7">found</text:span> = <text:span text:style-name="T10">false</text:span>;</text:p>
      <text:p text:style-name="P9"/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arr_size</text:span>; <text:span text:style-name="T7">i</text:span>++) {</text:p>
      <text:p text:style-name="P1"><text:span text:style-name="T1">if</text:span> (<text:span text:style-name="T7">arr</text:span>[<text:span text:style-name="T7">i</text:span>] == <text:span text:style-name="T7">target</text:span>) {</text:p>
      <text:p text:style-name="P1"><text:span text:style-name="T7">found</text:span> = <text:span text:style-name="T10">true</text:span>;</text:p>
      <text:p text:style-name="P1"><text:span text:style-name="T1">break</text:span>;</text:p>
      <text:p text:style-name="P1">}</text:p>
      <text:p text:style-name="P1">}</text:p>
      <text:p text:style-name="P9"/>
      <text:p text:style-name="P1"><text:span text:style-name="T1">return</text:span> <text:span text:style-name="T7">found</text:span>;</text:p>
      <text:p text:style-name="P1">}</text:p>
      <text:p text:style-name="P9"/>
      <text:p text:style-name="P1"><text:span text:style-name="T2">char</text:span> *<text:span text:style-name="T5">remove_letter</text:span>(<text:span text:style-name="T2">char</text:span> *<text:span text:style-name="T7">sentence</text:span>, <text:span text:style-name="T2">char</text:span> <text:span text:style-name="T7">letter</text:span>) {</text:p>
      <text:p text:style-name="P1"><text:span text:style-name="T2">char</text:span> *<text:span text:style-name="T7">res</text:span> = <text:span text:style-name="T2">NULL</text:span>;</text:p>
      <text:p text:style-name="P1"><text:span text:style-name="T2">int</text:span> <text:span text:style-name="T7">old_len</text:span>, <text:span text:style-name="T7">new_len</text:span> = <text:span text:style-name="T12">0</text:span>;</text:p>
      <text:p text:style-name="P9"/>
      <text:p text:style-name="P1"><text:span text:style-name="T7">old_len</text:span> = <text:span text:style-name="T5">strlen</text:span>(<text:span text:style-name="T7">sentence</text:span>);</text:p>
      <text:p text:style-name="P9"/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old_len</text:span>+<text:span text:style-name="T12">1</text:span>; <text:span text:style-name="T7">i</text:span>++) {<text:span text:style-name="T14"> // old_len+1 to scan and add '\0' at end</text:span></text:p>
      <text:p text:style-name="P1"><text:span text:style-name="T1">if</text:span> (<text:span text:style-name="T7">sentence</text:span>[<text:span text:style-name="T7">i</text:span>] == <text:span text:style-name="T7">letter</text:span>) {</text:p>
      <text:p text:style-name="P1"><text:span text:style-name="T1">continue</text:span>;</text:p>
      <text:p text:style-name="P1">} <text:span text:style-name="T1">else</text:span> {</text:p>
      <text:p text:style-name="P1"><text:span text:style-name="T7">new_len</text:span>++;</text:p>
      <text:p text:style-name="P1"><text:span text:style-name="T7">res</text:span> = <text:span text:style-name="T5">realloc</text:span>(<text:span text:style-name="T7">res</text:span>, <text:span text:style-name="T7">new_len</text:span>*<text:span text:style-name="T2">sizeof</text:span>(<text:span text:style-name="T2">char</text:span>));</text:p>
      <text:p text:style-name="P1"><text:span text:style-name="T1">if</text:span> (<text:span text:style-name="T7">re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1"><text:span text:style-name="T7">res</text:span>[<text:span text:style-name="T7">new_len</text:span>-<text:span text:style-name="T12">1</text:span>] = <text:span text:style-name="T7">sentence</text:span>[<text:span text:style-name="T7">i</text:span>];</text:p>
      <text:p text:style-name="P1">}</text:p>
      <text:p text:style-name="P1"><text:soft-page-break/>}</text:p>
      <text:p text:style-name="P9"/>
      <text:p text:style-name="P1"><text:span text:style-name="T1">return</text:span> <text:span text:style-name="T7">res</text:span>;</text:p>
      <text:p text:style-name="P1">}</text:p>
      <text:p text:style-name="P9"/>
      <text:p text:style-name="P1"><text:span text:style-name="T2">char</text:span> *<text:span text:style-name="T5">input_str</text:span>() {</text:p>
      <text:p text:style-name="P1"><text:span text:style-name="T2">char</text:span> *<text:span text:style-name="T7">res</text:span> = <text:span text:style-name="T2">NULL</text:span>, <text:span text:style-name="T7">x</text:span>;</text:p>
      <text:p text:style-name="P1"><text:span text:style-name="T2">int</text:span> <text:span text:style-name="T7">size</text:span> = <text:span text:style-name="T12">0</text:span>;</text:p>
      <text:p text:style-name="P9"/>
      <text:p text:style-name="P1"><text:span text:style-name="T5">printf</text:span>(<text:span text:style-name="T3">"Enter the string: "</text:span>);</text:p>
      <text:p text:style-name="P1"><text:span text:style-name="T1">do</text:span> {</text:p>
      <text:p text:style-name="P1"><text:span text:style-name="T7">x</text:span> = <text:span text:style-name="T5">getchar</text:span>();</text:p>
      <text:p text:style-name="P1"><text:span text:style-name="T7">size</text:span>++;</text:p>
      <text:p text:style-name="P1"><text:span text:style-name="T7">res</text:span> = <text:span text:style-name="T5">realloc</text:span>(<text:span text:style-name="T7">res</text:span>, <text:span text:style-name="T7">size</text:span>*<text:span text:style-name="T2">sizeof</text:span>(<text:span text:style-name="T2">char</text:span>));</text:p>
      <text:p text:style-name="P1"><text:span text:style-name="T1">if</text:span> (<text:span text:style-name="T7">re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9"/>
      <text:p text:style-name="P1"><text:span text:style-name="T1">if</text:span> (<text:span text:style-name="T7">x</text:span> != <text:span text:style-name="T3">'</text:span><text:span text:style-name="T11">\n</text:span><text:span text:style-name="T3">'</text:span>) {</text:p>
      <text:p text:style-name="P1"><text:span text:style-name="T7">res</text:span>[<text:span text:style-name="T7">size</text:span>-<text:span text:style-name="T12">1</text:span>] = <text:span text:style-name="T7">x</text:span>;</text:p>
      <text:p text:style-name="P1">} <text:span text:style-name="T1">else</text:span> {</text:p>
      <text:p text:style-name="P1"><text:span text:style-name="T7">res</text:span>[<text:span text:style-name="T7">size</text:span>-<text:span text:style-name="T12">1</text:span>] = <text:span text:style-name="T3">'</text:span><text:span text:style-name="T11">\0</text:span><text:span text:style-name="T3">'</text:span>;</text:p>
      <text:p text:style-name="P1">}</text:p>
      <text:p text:style-name="P1">} <text:span text:style-name="T1">while</text:span>(<text:span text:style-name="T7">x</text:span> != <text:span text:style-name="T3">'</text:span><text:span text:style-name="T11">\n</text:span><text:span text:style-name="T3">'</text:span>);</text:p>
      <text:p text:style-name="P9"/>
      <text:p text:style-name="P1"><text:span text:style-name="T1">return</text:span> <text:span text:style-name="T7">res</text:span>;</text:p>
      <text:p text:style-name="P1">}</text:p>
      <text:p text:style-name="P9"/>
      <text:p text:style-name="P1"><text:span text:style-name="T2">void</text:span> <text:span text:style-name="T5">clr_buffr</text:span>() {</text:p>
      <text:p text:style-name="P1"><text:span text:style-name="T2">char</text:span> <text:span text:style-name="T7">x</text:span>;</text:p>
      <text:p text:style-name="P1"><text:span text:style-name="T1">do</text:span> {</text:p>
      <text:p text:style-name="P1"><text:span text:style-name="T7">x</text:span> = <text:span text:style-name="T5">getchar</text:span>();</text:p>
      <text:p text:style-name="P1">} <text:span text:style-name="T1">while</text:span>(<text:span text:style-name="T7">x</text:span> != <text:span text:style-name="T3">'</text:span><text:span text:style-name="T11">\n</text:span><text:span text:style-name="T3">'</text:span>);</text:p>
      <text:p text:style-name="P1">}</text:p>
      <text:p text:style-name="P8"/>
      <text:p text:style-name="P8"/>
      <text:p text:style-name="P8"/>
      <text:p text:style-name="P8"/>
      <text:p text:style-name="P12">prog5.c</text:p>
      <text:p text:style-name="P8"/>
      <text:p text:style-name="P8"/>
      <text:p text:style-name="P1"><text:soft-page-break/><text:span text:style-name="T1">#include</text:span><text:span text:style-name="T2"> </text:span><text:span text:style-name="T3">"str_func.h"</text:span></text:p>
      <text:p text:style-name="P1"><text:span text:style-name="T1">#include</text:span><text:span text:style-name="T2"> </text:span><text:span text:style-name="T3">&lt;stdio.h&gt;</text:span></text:p>
      <text:p text:style-name="P1"><text:span text:style-name="T1">#include</text:span><text:span text:style-name="T2"> </text:span><text:span text:style-name="T3">&lt;stdlib.h&gt;</text:span></text:p>
      <text:p text:style-name="P1"><text:span text:style-name="T1">#include</text:span><text:span text:style-name="T2"> </text:span><text:span text:style-name="T3">&lt;string.h&gt;</text:span></text:p>
      <text:p text:style-name="P9"/>
      <text:p text:style-name="P6">// enum bool {</text:p>
      <text:p text:style-name="P6">// false = 0,</text:p>
      <text:p text:style-name="P6">// true = 1</text:p>
      <text:p text:style-name="P6">// };</text:p>
      <text:p text:style-name="P6">// typedef enum bool bool;</text:p>
      <text:p text:style-name="P9"/>
      <text:p text:style-name="P1"><text:span text:style-name="T2">struct</text:span> <text:span text:style-name="T9">tree_node</text:span> {</text:p>
      <text:p text:style-name="P1"><text:span text:style-name="T2">char</text:span> <text:span text:style-name="T7">data</text:span>;<text:span text:style-name="T14"> // Token or operator</text:span></text:p>
      <text:p text:style-name="P1"><text:span text:style-name="T2">struct</text:span> <text:span text:style-name="T9">tree_node</text:span> *<text:span text:style-name="T7">left</text:span>;</text:p>
      <text:p text:style-name="P1"><text:span text:style-name="T2">struct</text:span> <text:span text:style-name="T9">tree_node</text:span> *<text:span text:style-name="T7">right</text:span>;</text:p>
      <text:p text:style-name="P1">};</text:p>
      <text:p text:style-name="P1"><text:span text:style-name="T2">typedef</text:span> <text:span text:style-name="T2">struct</text:span> <text:span text:style-name="T9">tree_node</text:span> <text:span text:style-name="T9">tree_node</text:span>;</text:p>
      <text:p text:style-name="P9"/>
      <text:p text:style-name="P6">// Function to create a new node</text:p>
      <text:p text:style-name="P1"><text:span text:style-name="T9">tree_node</text:span> *<text:span text:style-name="T5">create_node</text:span>(<text:span text:style-name="T2">char</text:span> <text:span text:style-name="T7">data</text:span>) {</text:p>
      <text:p text:style-name="P1"><text:span text:style-name="T2">struct</text:span> <text:span text:style-name="T9">tree_node</text:span> *<text:span text:style-name="T7">new_node</text:span> = (<text:span text:style-name="T2">struct</text:span> <text:span text:style-name="T9">tree_node</text:span>*)<text:span text:style-name="T5">malloc</text:span>(<text:span text:style-name="T2">sizeof</text:span>(<text:span text:style-name="T2">struct</text:span> <text:span text:style-name="T9">tree_node</text:span>));</text:p>
      <text:p text:style-name="P1"><text:span text:style-name="T7">new_node</text:span>-&gt;<text:span text:style-name="T7">data</text:span> = <text:span text:style-name="T7">data</text:span>;</text:p>
      <text:p text:style-name="P1"><text:span text:style-name="T7">new_node</text:span>-&gt;<text:span text:style-name="T7">left</text:span> = <text:span text:style-name="T2">NULL</text:span>;</text:p>
      <text:p text:style-name="P1"><text:span text:style-name="T7">new_node</text:span>-&gt;<text:span text:style-name="T7">right</text:span> = <text:span text:style-name="T2">NULL</text:span>;</text:p>
      <text:p text:style-name="P1"><text:span text:style-name="T1">return</text:span> <text:span text:style-name="T7">new_node</text:span>;</text:p>
      <text:p text:style-name="P1">}</text:p>
      <text:p text:style-name="P9"/>
      <text:p text:style-name="P6">// Function to build the parse tree</text:p>
      <text:p text:style-name="P1"><text:span text:style-name="T9">tree_node</text:span> *<text:span text:style-name="T5">build_parse_tree</text:span>(<text:span text:style-name="T2">char</text:span> *<text:span text:style-name="T7">expression</text:span>, <text:span text:style-name="T2">int</text:span> <text:span text:style-name="T7">start</text:span>, <text:span text:style-name="T2">int</text:span> <text:span text:style-name="T7">end</text:span>) {</text:p>
      <text:p text:style-name="P1"><text:span text:style-name="T1">if</text:span> (<text:span text:style-name="T7">start</text:span> &gt; <text:span text:style-name="T7">end</text:span>) {</text:p>
      <text:p text:style-name="P1"><text:span text:style-name="T1">return</text:span> <text:span text:style-name="T2">NULL</text:span>;</text:p>
      <text:p text:style-name="P1">}</text:p>
      <text:p text:style-name="P9"/>
      <text:p text:style-name="P1"><text:span text:style-name="T9">tree_node</text:span> *<text:span text:style-name="T7">root</text:span> = <text:span text:style-name="T5">create_node</text:span>(<text:span text:style-name="T7">expression</text:span>[<text:span text:style-name="T7">start</text:span>]);</text:p>
      <text:p text:style-name="P9"/>
      <text:p text:style-name="P6">// Check for operators</text:p>
      <text:p text:style-name="P1"><text:span text:style-name="T1">if</text:span> (<text:span text:style-name="T7">start</text:span> + <text:span text:style-name="T12">1</text:span> &lt;= <text:span text:style-name="T7">end</text:span> &amp;&amp; <text:span text:style-name="T7">expression</text:span>[<text:span text:style-name="T7">start</text:span> + <text:span text:style-name="T12">1</text:span>] == <text:span text:style-name="T3">'/'</text:span> || <text:span text:style-name="T7">expression</text:span>[<text:span text:style-name="T7">start</text:span> + <text:span text:style-name="T12">1</text:span>] == <text:span text:style-name="T3">'*'</text:span> ||</text:p>
      <text:p text:style-name="P1"><text:span text:style-name="T7">expression</text:span>[<text:span text:style-name="T7">start</text:span> + <text:span text:style-name="T12">1</text:span>] == <text:span text:style-name="T3">'+'</text:span> || <text:span text:style-name="T7">expression</text:span>[<text:span text:style-name="T7">start</text:span> + <text:span text:style-name="T12">1</text:span>] == <text:span text:style-name="T3">'-'</text:span>) {</text:p>
      <text:p text:style-name="P9"><text:soft-page-break/></text:p>
      <text:p text:style-name="P1"><text:span text:style-name="T7">root</text:span>-&gt;<text:span text:style-name="T7">left</text:span> = <text:span text:style-name="T5">create_node</text:span>(<text:span text:style-name="T7">expression</text:span>[<text:span text:style-name="T7">start</text:span> + <text:span text:style-name="T12">1</text:span>]);</text:p>
      <text:p text:style-name="P1"><text:span text:style-name="T7">root</text:span>-&gt;<text:span text:style-name="T7">right</text:span> = <text:span text:style-name="T5">build_parse_tree</text:span>(<text:span text:style-name="T7">expression</text:span>, <text:span text:style-name="T7">start</text:span> + <text:span text:style-name="T12">2</text:span>, <text:span text:style-name="T7">end</text:span>);</text:p>
      <text:p text:style-name="P1">} <text:span text:style-name="T1">else</text:span> {</text:p>
      <text:p text:style-name="P6">// Operand case</text:p>
      <text:p text:style-name="P1"><text:span text:style-name="T7">root</text:span>-&gt;<text:span text:style-name="T7">left</text:span> = <text:span text:style-name="T5">build_parse_tree</text:span>(<text:span text:style-name="T7">expression</text:span>, <text:span text:style-name="T7">start</text:span> + <text:span text:style-name="T12">1</text:span>, <text:span text:style-name="T7">end</text:span>);</text:p>
      <text:p text:style-name="P1">}</text:p>
      <text:p text:style-name="P9"/>
      <text:p text:style-name="P1"><text:span text:style-name="T1">return</text:span> <text:span text:style-name="T7">root</text:span>;</text:p>
      <text:p text:style-name="P1">}</text:p>
      <text:p text:style-name="P9"/>
      <text:p text:style-name="P6">// Function to print the parse tree in an inorder traversal</text:p>
      <text:p text:style-name="P1"><text:span text:style-name="T2">void</text:span> <text:span text:style-name="T5">print_parse_tree_in</text:span>(<text:span text:style-name="T9">tree_node</text:span> *<text:span text:style-name="T7">root</text:span>) {</text:p>
      <text:p text:style-name="P1"><text:span text:style-name="T1">if</text:span> (<text:span text:style-name="T7">root</text:span> != <text:span text:style-name="T2">NULL</text:span>) {</text:p>
      <text:p text:style-name="P1"><text:span text:style-name="T5">print_parse_tree_in</text:span>(<text:span text:style-name="T7">root</text:span>-&gt;<text:span text:style-name="T7">left</text:span>);</text:p>
      <text:p text:style-name="P1"><text:span text:style-name="T5">printf</text:span>(<text:span text:style-name="T3">"</text:span><text:span text:style-name="T7">%c</text:span><text:span text:style-name="T3">, "</text:span>, <text:span text:style-name="T7">root</text:span>-&gt;<text:span text:style-name="T7">data</text:span>);</text:p>
      <text:p text:style-name="P1"><text:span text:style-name="T5">print_parse_tree_in</text:span>(<text:span text:style-name="T7">root</text:span>-&gt;<text:span text:style-name="T7">right</text:span>);</text:p>
      <text:p text:style-name="P1">}</text:p>
      <text:p text:style-name="P1">}</text:p>
      <text:p text:style-name="P9"/>
      <text:p text:style-name="P6">// Function to print the parse tree in an preorder traversal</text:p>
      <text:p text:style-name="P1"><text:span text:style-name="T2">void</text:span> <text:span text:style-name="T5">print_parse_tree_pre</text:span>(<text:span text:style-name="T9">tree_node</text:span> *<text:span text:style-name="T7">root</text:span>) {</text:p>
      <text:p text:style-name="P1"><text:span text:style-name="T1">if</text:span> (<text:span text:style-name="T7">root</text:span> != <text:span text:style-name="T2">NULL</text:span>) {</text:p>
      <text:p text:style-name="P1"><text:span text:style-name="T5">printf</text:span>(<text:span text:style-name="T3">"</text:span><text:span text:style-name="T7">%c</text:span><text:span text:style-name="T3">, "</text:span>, <text:span text:style-name="T7">root</text:span>-&gt;<text:span text:style-name="T7">data</text:span>);</text:p>
      <text:p text:style-name="P1"><text:span text:style-name="T5">print_parse_tree_pre</text:span>(<text:span text:style-name="T7">root</text:span>-&gt;<text:span text:style-name="T7">left</text:span>);</text:p>
      <text:p text:style-name="P1"><text:span text:style-name="T5">print_parse_tree_pre</text:span>(<text:span text:style-name="T7">root</text:span>-&gt;<text:span text:style-name="T7">right</text:span>);</text:p>
      <text:p text:style-name="P1">}</text:p>
      <text:p text:style-name="P1">}</text:p>
      <text:p text:style-name="P9"/>
      <text:p text:style-name="P1"><text:span text:style-name="T9">bool</text:span> <text:span text:style-name="T5">is_operator</text:span>(<text:span text:style-name="T2">char</text:span> <text:span text:style-name="T7">x</text:span>) {</text:p>
      <text:p text:style-name="P1"><text:span text:style-name="T1">return</text:span> (<text:span text:style-name="T7">x</text:span> == <text:span text:style-name="T3">'*'</text:span> || <text:span text:style-name="T7">x</text:span> == <text:span text:style-name="T3">'/'</text:span> || <text:span text:style-name="T7">x</text:span> == <text:span text:style-name="T3">'+'</text:span> || <text:span text:style-name="T7">x</text:span> == <text:span text:style-name="T3">'-'</text:span> || <text:span text:style-name="T7">x</text:span> == <text:span text:style-name="T3">'='</text:span>);</text:p>
      <text:p text:style-name="P1">}</text:p>
      <text:p text:style-name="P9"/>
      <text:p text:style-name="P1"><text:span text:style-name="T2">char</text:span> **<text:span text:style-name="T5">lexicial_analyser</text:span>(<text:span text:style-name="T2">char</text:span> *<text:span text:style-name="T7">expression</text:span>, <text:span text:style-name="T2">int</text:span> *<text:span text:style-name="T7">no_of_op</text:span>, <text:span text:style-name="T2">int</text:span> *<text:span text:style-name="T7">no_of_id</text:span>) {</text:p>
      <text:p text:style-name="P1"><text:span text:style-name="T2">char</text:span> *<text:span text:style-name="T7">operators</text:span> = <text:span text:style-name="T2">NULL</text:span>, *<text:span text:style-name="T7">identifiers</text:span> = <text:span text:style-name="T2">NULL</text:span>, **<text:span text:style-name="T7">res</text:span> = <text:span text:style-name="T2">NULL</text:span>;</text:p>
      <text:p text:style-name="P1"><text:span text:style-name="T2">int</text:span> <text:span text:style-name="T7">len</text:span> = <text:span text:style-name="T5">strlen</text:span>(<text:span text:style-name="T7">expression</text:span>);</text:p>
      <text:p text:style-name="P9"/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len</text:span>; <text:span text:style-name="T7">i</text:span>++) {</text:p>
      <text:p text:style-name="P1"><text:span text:style-name="T1">if</text:span>(<text:span text:style-name="T5">is_operator</text:span>(<text:span text:style-name="T7">expression</text:span>[<text:span text:style-name="T7">i</text:span>])) {</text:p>
      <text:p text:style-name="P6">// append to operators array</text:p>
      <text:p text:style-name="P1"><text:soft-page-break/>(*<text:span text:style-name="T7">no_of_op</text:span>)++;</text:p>
      <text:p text:style-name="P1"><text:span text:style-name="T7">operators</text:span> = <text:span text:style-name="T5">realloc</text:span>(<text:span text:style-name="T7">operators</text:span>, (*<text:span text:style-name="T7">no_of_op</text:span>)*(<text:span text:style-name="T2">sizeof</text:span>(<text:span text:style-name="T2">char</text:span>)));</text:p>
      <text:p text:style-name="P1"><text:span text:style-name="T1">if</text:span> (<text:span text:style-name="T7">operator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1"><text:span text:style-name="T7">operators</text:span>[(*<text:span text:style-name="T7">no_of_op</text:span>) - <text:span text:style-name="T12">1</text:span>] = <text:span text:style-name="T7">expression</text:span>[<text:span text:style-name="T7">i</text:span>];</text:p>
      <text:p text:style-name="P1">} <text:span text:style-name="T1">else</text:span> {</text:p>
      <text:p text:style-name="P1"><text:span text:style-name="T1">if</text:span> (<text:span text:style-name="T7">expression</text:span>[<text:span text:style-name="T7">i</text:span>] == <text:span text:style-name="T3">' '</text:span>) {</text:p>
      <text:p text:style-name="P1"><text:span text:style-name="T1">continue</text:span>;</text:p>
      <text:p text:style-name="P1">}</text:p>
      <text:p text:style-name="P1">(*<text:span text:style-name="T7">no_of_id</text:span>)++;</text:p>
      <text:p text:style-name="P1"><text:span text:style-name="T7">identifiers</text:span> = <text:span text:style-name="T5">realloc</text:span>(<text:span text:style-name="T7">identifiers</text:span>, (*<text:span text:style-name="T7">no_of_id</text:span>)*(<text:span text:style-name="T2">sizeof</text:span>(<text:span text:style-name="T2">char</text:span>)));</text:p>
      <text:p text:style-name="P1"><text:span text:style-name="T1">if</text:span> (<text:span text:style-name="T7">identifier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1"><text:span text:style-name="T7">identifiers</text:span>[(*<text:span text:style-name="T7">no_of_id</text:span>) - <text:span text:style-name="T12">1</text:span>] = <text:span text:style-name="T7">expression</text:span>[<text:span text:style-name="T7">i</text:span>];</text:p>
      <text:p text:style-name="P1">}</text:p>
      <text:p text:style-name="P1">}</text:p>
      <text:p text:style-name="P1"><text:span text:style-name="T7">res</text:span> = <text:span text:style-name="T5">malloc</text:span>(<text:span text:style-name="T12">2</text:span>*<text:span text:style-name="T2">sizeof</text:span>(<text:span text:style-name="T2">char</text:span> *));</text:p>
      <text:p text:style-name="P1"><text:span text:style-name="T1">if</text:span> (<text:span text:style-name="T7">re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1"><text:span text:style-name="T7">res</text:span>[<text:span text:style-name="T12">0</text:span>] = <text:span text:style-name="T7">operators</text:span>;</text:p>
      <text:p text:style-name="P1"><text:span text:style-name="T7">res</text:span>[<text:span text:style-name="T12">1</text:span>] = <text:span text:style-name="T7">identifiers</text:span>;</text:p>
      <text:p text:style-name="P9"/>
      <text:p text:style-name="P1"><text:span text:style-name="T1">return</text:span> <text:span text:style-name="T7">res</text:span>;</text:p>
      <text:p text:style-name="P1">}</text:p>
      <text:p text:style-name="P9"/>
      <text:p text:style-name="P1"><text:span text:style-name="T2">char</text:span> *<text:span text:style-name="T5">trim_spaces</text:span>(<text:span text:style-name="T2">char</text:span> *<text:span text:style-name="T7">expression</text:span>) {</text:p>
      <text:p text:style-name="P1"><text:span text:style-name="T2">int</text:span> <text:span text:style-name="T7">len</text:span>, <text:span text:style-name="T7">new_len</text:span> = <text:span text:style-name="T12">0</text:span>;</text:p>
      <text:p text:style-name="P1"><text:span text:style-name="T2">char</text:span> *<text:span text:style-name="T7">res</text:span> = <text:span text:style-name="T2">NULL</text:span>;</text:p>
      <text:p text:style-name="P1"><text:span text:style-name="T7">len</text:span> = <text:span text:style-name="T5">strlen</text:span>(<text:span text:style-name="T7">expression</text:span>);</text:p>
      <text:p text:style-name="P9"/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len</text:span>+<text:span text:style-name="T12">1</text:span>; <text:span text:style-name="T7">i</text:span>++) {</text:p>
      <text:p text:style-name="P1"><text:span text:style-name="T1">if</text:span> (<text:span text:style-name="T7">expression</text:span>[<text:span text:style-name="T7">i</text:span>] == <text:span text:style-name="T3">' '</text:span>) {</text:p>
      <text:p text:style-name="P1"><text:span text:style-name="T1">continue</text:span>;</text:p>
      <text:p text:style-name="P1">}</text:p>
      <text:p text:style-name="P9"><text:soft-page-break/></text:p>
      <text:p text:style-name="P1"><text:span text:style-name="T7">new_len</text:span>++;</text:p>
      <text:p text:style-name="P1"><text:span text:style-name="T7">res</text:span> = <text:span text:style-name="T5">realloc</text:span>(<text:span text:style-name="T7">res</text:span>, <text:span text:style-name="T7">new_len</text:span>*<text:span text:style-name="T2">sizeof</text:span>(<text:span text:style-name="T2">char</text:span>));</text:p>
      <text:p text:style-name="P1"><text:span text:style-name="T1">if</text:span> (<text:span text:style-name="T7">res</text:span> == <text:span text:style-name="T2">NULL</text:span>) {</text:p>
      <text:p text:style-name="P1"><text:span text:style-name="T5">printf</text:span>(<text:span text:style-name="T3">"MEMORY ALLOCATION ERROR.</text:span><text:span text:style-name="T11">\n</text:span><text:span text:style-name="T3">"</text:span>);</text:p>
      <text:p text:style-name="P1"><text:span text:style-name="T5">exit</text:span>(-<text:span text:style-name="T12">1</text:span>);</text:p>
      <text:p text:style-name="P1">}</text:p>
      <text:p text:style-name="P1"><text:span text:style-name="T7">res</text:span>[<text:span text:style-name="T7">new_len</text:span> - <text:span text:style-name="T12">1</text:span>] = <text:span text:style-name="T7">expression</text:span>[<text:span text:style-name="T7">i</text:span>];</text:p>
      <text:p text:style-name="P1">}</text:p>
      <text:p text:style-name="P1"><text:span text:style-name="T1">return</text:span> <text:span text:style-name="T7">res</text:span>;</text:p>
      <text:p text:style-name="P1">}</text:p>
      <text:p text:style-name="P9"/>
      <text:p text:style-name="P1"><text:span text:style-name="T2">int</text:span> <text:span text:style-name="T5">search_symbols</text:span>(<text:span text:style-name="T2">char</text:span> <text:span text:style-name="T7">query</text:span>) {</text:p>
      <text:p text:style-name="P1"><text:span text:style-name="T2">int</text:span> <text:span text:style-name="T7">indx</text:span> = -<text:span text:style-name="T12">1</text:span>;</text:p>
      <text:p text:style-name="P1"><text:span text:style-name="T9">bool</text:span> <text:span text:style-name="T7">found</text:span> = <text:span text:style-name="T10">false</text:span>;</text:p>
      <text:p text:style-name="P1"><text:span text:style-name="T2">char</text:span> <text:span text:style-name="T7">symbols</text:span>[<text:span text:style-name="T12">10</text:span>] = {<text:span text:style-name="T3">'0'</text:span>, <text:span text:style-name="T3">'1'</text:span>, <text:span text:style-name="T3">'2'</text:span>, <text:span text:style-name="T3">'3'</text:span>, <text:span text:style-name="T3">'4'</text:span>, <text:span text:style-name="T3">'5'</text:span>, <text:span text:style-name="T3">'6'</text:span>, <text:span text:style-name="T3">'7'</text:span>, <text:span text:style-name="T3">'8'</text:span>, <text:span text:style-name="T3">'9'</text:span>};</text:p>
      <text:p text:style-name="P9"/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12">10</text:span>; <text:span text:style-name="T7">i</text:span>++) {</text:p>
      <text:p text:style-name="P1"><text:span text:style-name="T1">if</text:span> (<text:span text:style-name="T7">symbols</text:span>[<text:span text:style-name="T7">i</text:span>] == <text:span text:style-name="T7">query</text:span>) {</text:p>
      <text:p text:style-name="P1"><text:span text:style-name="T7">indx</text:span> = <text:span text:style-name="T7">i</text:span>;</text:p>
      <text:p text:style-name="P1"><text:span text:style-name="T7">found</text:span> = <text:span text:style-name="T10">true</text:span>;</text:p>
      <text:p text:style-name="P1"><text:span text:style-name="T1">break</text:span>;</text:p>
      <text:p text:style-name="P1">}</text:p>
      <text:p text:style-name="P1">}</text:p>
      <text:p text:style-name="P9"/>
      <text:p text:style-name="P1"><text:span text:style-name="T1">if</text:span> (!<text:span text:style-name="T7">found</text:span>) {</text:p>
      <text:p text:style-name="P1"><text:span text:style-name="T7">indx</text:span> = -<text:span text:style-name="T12">1</text:span>;</text:p>
      <text:p text:style-name="P1">}</text:p>
      <text:p text:style-name="P9"/>
      <text:p text:style-name="P1"><text:span text:style-name="T1">return</text:span> <text:span text:style-name="T7">indx</text:span>;</text:p>
      <text:p text:style-name="P1">}</text:p>
      <text:p text:style-name="P9"/>
      <text:p text:style-name="P1"><text:span text:style-name="T2">void</text:span> <text:span text:style-name="T5">semantic_analyser</text:span>(<text:span text:style-name="T2">char</text:span> **<text:span text:style-name="T7">res</text:span>, <text:span text:style-name="T2">int</text:span> <text:span text:style-name="T7">no_of_id</text:span>, <text:span text:style-name="T2">int</text:span> <text:span text:style-name="T7">no_of_op</text:span>) {</text:p>
      <text:p text:style-name="P1"><text:span text:style-name="T2">int</text:span> <text:span text:style-name="T7">idf</text:span>;</text:p>
      <text:p text:style-name="P6">// printf("operator: ");</text:p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no_of_id</text:span>; <text:span text:style-name="T7">i</text:span>++) {</text:p>
      <text:p text:style-name="P1"><text:span text:style-name="T7">idf</text:span> = <text:span text:style-name="T5">search_symbols</text:span>(<text:span text:style-name="T7">res</text:span>[<text:span text:style-name="T12">1</text:span>][<text:span text:style-name="T7">i</text:span>]);</text:p>
      <text:p text:style-name="P1"><text:span text:style-name="T1">if</text:span> (<text:span text:style-name="T7">idf</text:span> == -<text:span text:style-name="T12">1</text:span>) {</text:p>
      <text:p text:style-name="P1"><text:span text:style-name="T5">printf</text:span>(<text:span text:style-name="T3">"Undefined Symbol: </text:span><text:span text:style-name="T7">%c</text:span><text:span text:style-name="T11">\n</text:span><text:span text:style-name="T3">"</text:span>, <text:span text:style-name="T7">res</text:span>[<text:span text:style-name="T12">1</text:span>][<text:span text:style-name="T7">i</text:span>]);</text:p>
      <text:p text:style-name="P1">} <text:span text:style-name="T1">else</text:span> {</text:p>
      <text:p text:style-name="P1"><text:soft-page-break/><text:span text:style-name="T5">printf</text:span>(<text:span text:style-name="T3">"Int Symbol Detected: </text:span><text:span text:style-name="T7">%c</text:span><text:span text:style-name="T11">\n</text:span><text:span text:style-name="T3">"</text:span>, <text:span text:style-name="T7">res</text:span>[<text:span text:style-name="T12">1</text:span>][<text:span text:style-name="T7">i</text:span>]);</text:p>
      <text:p text:style-name="P1">}</text:p>
      <text:p text:style-name="P1">}</text:p>
      <text:p text:style-name="P1">}</text:p>
      <text:p text:style-name="P10"/>
      <text:p text:style-name="P1"><text:span text:style-name="T2">int</text:span> <text:span text:style-name="T5">main</text:span>() {</text:p>
      <text:p text:style-name="P1"><text:span text:style-name="T2">char</text:span> *<text:span text:style-name="T7">expression</text:span> = <text:span text:style-name="T5">input_str</text:span>();</text:p>
      <text:p text:style-name="P6">// int length = sizeof(expression) / sizeof(expression[0]);</text:p>
      <text:p text:style-name="P1"><text:span text:style-name="T2">int</text:span> <text:span text:style-name="T7">no_of_op</text:span>, <text:span text:style-name="T7">no_of_id</text:span>;</text:p>
      <text:p text:style-name="P1"><text:span text:style-name="T2">char</text:span> **<text:span text:style-name="T7">res</text:span>;</text:p>
      <text:p text:style-name="P9"/>
      <text:p text:style-name="P1"><text:span text:style-name="T2">char</text:span> *<text:span text:style-name="T7">exp</text:span> = <text:span text:style-name="T5">trim_spaces</text:span>(<text:span text:style-name="T7">expression</text:span>);</text:p>
      <text:p text:style-name="P9"/>
      <text:p text:style-name="P1"><text:span text:style-name="T7">res</text:span> = <text:span text:style-name="T5">lexicial_analyser</text:span>(<text:span text:style-name="T7">exp</text:span>, &amp;<text:span text:style-name="T7">no_of_op</text:span>, &amp;<text:span text:style-name="T7">no_of_id</text:span>);</text:p>
      <text:p text:style-name="P1"><text:span text:style-name="T5">printf</text:span>(<text:span text:style-name="T3">"Output of Lexical Analysis:</text:span><text:span text:style-name="T11">\n</text:span><text:span text:style-name="T3">"</text:span>);</text:p>
      <text:p text:style-name="P9"/>
      <text:p text:style-name="P1"><text:span text:style-name="T5">printf</text:span>(<text:span text:style-name="T3">"operator: "</text:span>);</text:p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no_of_op</text:span>; <text:span text:style-name="T7">i</text:span>++) {</text:p>
      <text:p text:style-name="P1"><text:span text:style-name="T5">printf</text:span>(<text:span text:style-name="T3">"</text:span><text:span text:style-name="T7">%c</text:span><text:span text:style-name="T3">, "</text:span>, <text:span text:style-name="T7">res</text:span>[<text:span text:style-name="T12">0</text:span>][<text:span text:style-name="T7">i</text:span>]);</text:p>
      <text:p text:style-name="P1">}</text:p>
      <text:p text:style-name="P1"><text:span text:style-name="T5">printf</text:span>(<text:span text:style-name="T3">"</text:span><text:span text:style-name="T11">\n</text:span><text:span text:style-name="T3">"</text:span>);</text:p>
      <text:p text:style-name="P1"><text:span text:style-name="T5">printf</text:span>(<text:span text:style-name="T3">"ids: "</text:span>);</text:p>
      <text:p text:style-name="P1"><text:span text:style-name="T1">for</text:span> (<text:span text:style-name="T2">int</text:span> <text:span text:style-name="T7">i</text:span>=<text:span text:style-name="T12">0</text:span>; <text:span text:style-name="T7">i</text:span>&lt;<text:span text:style-name="T7">no_of_id</text:span>; <text:span text:style-name="T7">i</text:span>++) {</text:p>
      <text:p text:style-name="P1"><text:span text:style-name="T5">printf</text:span>(<text:span text:style-name="T3">"</text:span><text:span text:style-name="T7">%c</text:span><text:span text:style-name="T3">, "</text:span>, <text:span text:style-name="T7">res</text:span>[<text:span text:style-name="T12">1</text:span>][<text:span text:style-name="T7">i</text:span>]);</text:p>
      <text:p text:style-name="P1">}</text:p>
      <text:p text:style-name="P1"><text:span text:style-name="T5">printf</text:span>(<text:span text:style-name="T3">"</text:span><text:span text:style-name="T11">\n</text:span><text:span text:style-name="T3">"</text:span>);</text:p>
      <text:p text:style-name="P1"><text:span text:style-name="T9">tree_node</text:span> *<text:span text:style-name="T7">root</text:span> = <text:span text:style-name="T5">build_parse_tree</text:span>(<text:span text:style-name="T7">exp</text:span>, <text:span text:style-name="T12">0</text:span>, <text:span text:style-name="T5">strlen</text:span>(<text:span text:style-name="T7">exp</text:span>) - <text:span text:style-name="T12">1</text:span>);</text:p>
      <text:p text:style-name="P1"><text:span text:style-name="T5">printf</text:span>(<text:span text:style-name="T3">"</text:span><text:span text:style-name="T11">\n</text:span><text:span text:style-name="T3">Output of Syntactic Analysis:</text:span><text:span text:style-name="T11">\n</text:span><text:span text:style-name="T3">"</text:span>);</text:p>
      <text:p text:style-name="P1"><text:span text:style-name="T5">printf</text:span>(<text:span text:style-name="T3">"Parse Tree (Inorder Traversal):</text:span><text:span text:style-name="T11">\n</text:span><text:span text:style-name="T3">"</text:span>);</text:p>
      <text:p text:style-name="P1"><text:span text:style-name="T5">print_parse_tree_in</text:span>(<text:span text:style-name="T7">root</text:span>);</text:p>
      <text:p text:style-name="P1"><text:span text:style-name="T5">printf</text:span>(<text:span text:style-name="T3">"</text:span><text:span text:style-name="T11">\n</text:span><text:span text:style-name="T3">"</text:span>);</text:p>
      <text:p text:style-name="P1"><text:span text:style-name="T5">printf</text:span>(<text:span text:style-name="T3">"Parse Tree (Preorder Traversal):</text:span><text:span text:style-name="T11">\n</text:span><text:span text:style-name="T3">"</text:span>);</text:p>
      <text:p text:style-name="P1"><text:span text:style-name="T5">print_parse_tree_pre</text:span>(<text:span text:style-name="T7">root</text:span>);</text:p>
      <text:p text:style-name="P1"><text:span text:style-name="T5">printf</text:span>(<text:span text:style-name="T3">"</text:span><text:span text:style-name="T11">\n</text:span><text:span text:style-name="T3">"</text:span>);</text:p>
      <text:p text:style-name="P9"/>
      <text:p text:style-name="P1"><text:span text:style-name="T5">printf</text:span>(<text:span text:style-name="T3">"</text:span><text:span text:style-name="T11">\n</text:span><text:span text:style-name="T3">Output of Semantic Analysis:</text:span><text:span text:style-name="T11">\n</text:span><text:span text:style-name="T3">"</text:span>);</text:p>
      <text:p text:style-name="P1"><text:span text:style-name="T5">semantic_analyser</text:span>(<text:span text:style-name="T7">res</text:span>, <text:span text:style-name="T7">no_of_id</text:span>, <text:span text:style-name="T7">no_of_op</text:span>);</text:p>
      <text:p text:style-name="P9"/>
      <text:p text:style-name="P1"><text:span text:style-name="T1">return</text:span> <text:span text:style-name="T12">0</text:span>;</text:p>
      <text:p text:style-name="P1"><text:soft-page-break/>}</text:p>
      <text:p text:style-name="P1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'Anonymous Pro Bold', 'Droid Sans Mono', monospace, monospace, 'Droid Sans Mono', monospace, monospac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6:18:56.616262724</meta:creation-date>
    <dc:date>2024-01-19T16:29:41.775315530</dc:date>
    <meta:editing-duration>PT10M44S</meta:editing-duration>
    <meta:editing-cycles>5</meta:editing-cycles>
    <meta:generator>LibreOffice/7.5.6.2$Linux_X86_64 LibreOffice_project/50$Build-2</meta:generator>
    <meta:document-statistic meta:table-count="0" meta:image-count="0" meta:object-count="0" meta:page-count="16" meta:paragraph-count="510" meta:word-count="1634" meta:character-count="11137" meta:non-whitespace-character-count="9465"/>
  </office:meta>
</office:document-meta>
</file>